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983cm" fo:margin-left="0cm" fo:margin-top="0cm" fo:margin-bottom="0cm" table:align="left" style:writing-mode="lr-tb"/>
    </style:style>
    <style:style style:name="Tabella1.A" style:family="table-column">
      <style:table-column-properties style:column-width="3.493cm"/>
    </style:style>
    <style:style style:name="Tabella1.B" style:family="table-column">
      <style:table-column-properties style:column-width="13.49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Tabella2" style:family="table">
      <style:table-properties style:width="16.983cm" fo:margin-left="0cm" fo:margin-top="0cm" fo:margin-bottom="0cm" table:align="left" style:writing-mode="lr-tb"/>
    </style:style>
    <style:style style:name="Tabella2.A" style:family="table-column">
      <style:table-column-properties style:column-width="3.493cm"/>
    </style:style>
    <style:style style:name="Tabella2.B" style:family="table-column">
      <style:table-column-properties style:column-width="13.49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9cm" fo:padding-right="0.191cm" fo:padding-top="0cm" fo:padding-bottom="0cm" fo:border="0.5pt solid #000000"/>
    </style:style>
    <style:style style:name="Tabella3" style:family="table">
      <style:table-properties style:width="16.983cm" fo:margin-left="0cm" fo:margin-top="0cm" fo:margin-bottom="0cm" table:align="left" style:writing-mode="lr-tb"/>
    </style:style>
    <style:style style:name="Tabella3.A" style:family="table-column">
      <style:table-column-properties style:column-width="3.493cm"/>
    </style:style>
    <style:style style:name="Tabella3.B" style:family="table-column">
      <style:table-column-properties style:column-width="13.49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99cm" fo:padding-right="0.191cm" fo:padding-top="0cm" fo:padding-bottom="0cm" fo:border="0.5pt solid #000000"/>
    </style:style>
    <style:style style:name="Tabella4" style:family="table">
      <style:table-properties style:width="16.983cm" fo:margin-left="0cm" fo:margin-top="0cm" fo:margin-bottom="0cm" table:align="left" style:writing-mode="lr-tb"/>
    </style:style>
    <style:style style:name="Tabella4.A" style:family="table-column">
      <style:table-column-properties style:column-width="3.493cm"/>
    </style:style>
    <style:style style:name="Tabella4.B" style:family="table-column">
      <style:table-column-properties style:column-width="13.49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9cm" fo:padding-right="0.191cm" fo:padding-top="0cm" fo:padding-bottom="0cm" fo:border="0.5pt solid #000000"/>
    </style:style>
    <style:style style:name="Tabella4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5" style:family="table">
      <style:table-properties style:width="16.983cm" fo:margin-left="0cm" fo:margin-top="0cm" fo:margin-bottom="0cm" table:align="left" style:writing-mode="lr-tb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13.49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99cm" fo:padding-right="0.191cm" fo:padding-top="0cm" fo:padding-bottom="0cm" fo:border="0.5pt solid #000000"/>
    </style:style>
    <style:style style:name="Tabella6" style:family="table">
      <style:table-properties style:width="16.983cm" fo:margin-left="0cm" fo:margin-top="0cm" fo:margin-bottom="0cm" table:align="left" style:writing-mode="lr-tb"/>
    </style:style>
    <style:style style:name="Tabella6.A" style:family="table-column">
      <style:table-column-properties style:column-width="3.493cm"/>
    </style:style>
    <style:style style:name="Tabella6.B" style:family="table-column">
      <style:table-column-properties style:column-width="13.49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199cm" fo:padding-right="0.191cm" fo:padding-top="0cm" fo:padding-bottom="0cm" fo:border="0.5pt solid #000000"/>
    </style:style>
    <style:style style:name="Tabella7" style:family="table">
      <style:table-properties style:width="16.983cm" fo:margin-left="0cm" fo:margin-top="0cm" fo:margin-bottom="0cm" table:align="left" style:writing-mode="lr-tb"/>
    </style:style>
    <style:style style:name="Tabella7.A" style:family="table-column">
      <style:table-column-properties style:column-width="3.493cm"/>
    </style:style>
    <style:style style:name="Tabella7.B" style:family="table-column">
      <style:table-column-properties style:column-width="13.49cm"/>
    </style:style>
    <style:style style:name="Tabella7.1" style:family="table-row">
      <style:table-row-properties fo:keep-together="auto"/>
    </style:style>
    <style:style style:name="Tabella7.A1" style:family="table-cell">
      <style:table-cell-properties fo:padding-left="0.199cm" fo:padding-right="0.191cm" fo:padding-top="0cm" fo:padding-bottom="0cm" fo:border="0.5pt solid #000000"/>
    </style:style>
    <style:style style:name="Tabella8" style:family="table">
      <style:table-properties style:width="16.983cm" fo:margin-left="0cm" fo:margin-top="0cm" fo:margin-bottom="0cm" table:align="left" style:writing-mode="lr-tb"/>
    </style:style>
    <style:style style:name="Tabella8.A" style:family="table-column">
      <style:table-column-properties style:column-width="3.493cm"/>
    </style:style>
    <style:style style:name="Tabella8.B" style:family="table-column">
      <style:table-column-properties style:column-width="13.49cm"/>
    </style:style>
    <style:style style:name="Tabella8.1" style:family="table-row">
      <style:table-row-properties fo:keep-together="auto"/>
    </style:style>
    <style:style style:name="Tabella8.A1" style:family="table-cell">
      <style:table-cell-properties fo:padding-left="0.199cm" fo:padding-right="0.191cm" fo:padding-top="0cm" fo:padding-bottom="0cm" fo:border="0.5pt solid #000000"/>
    </style:style>
    <style:style style:name="Tabella8.5" style:family="table-row">
      <style:table-row-properties style:min-row-height="2.258cm" fo:keep-together="auto"/>
    </style:style>
    <style:style style:name="Tabella8.6" style:family="table-row">
      <style:table-row-properties style:min-row-height="0.071cm" fo:keep-together="auto"/>
    </style:style>
    <style:style style:name="Tabella9" style:family="table">
      <style:table-properties style:width="16.983cm" fo:margin-left="0cm" fo:margin-top="0cm" fo:margin-bottom="0cm" table:align="left" style:writing-mode="lr-tb"/>
    </style:style>
    <style:style style:name="Tabella9.A" style:family="table-column">
      <style:table-column-properties style:column-width="3.493cm"/>
    </style:style>
    <style:style style:name="Tabella9.B" style:family="table-column">
      <style:table-column-properties style:column-width="13.49cm"/>
    </style:style>
    <style:style style:name="Tabella9.1" style:family="table-row">
      <style:table-row-properties fo:keep-together="auto"/>
    </style:style>
    <style:style style:name="Tabella9.A1" style:family="table-cell">
      <style:table-cell-properties fo:padding-left="0.199cm" fo:padding-right="0.191cm" fo:padding-top="0cm" fo:padding-bottom="0cm" fo:border="0.5pt solid #000000"/>
    </style:style>
    <style:style style:name="Tabella9.5" style:family="table-row">
      <style:table-row-properties style:min-row-height="2.258cm" fo:keep-together="auto"/>
    </style:style>
    <style:style style:name="Tabella10" style:family="table">
      <style:table-properties style:width="16.983cm" fo:margin-left="0cm" fo:margin-top="0cm" fo:margin-bottom="0cm" table:align="left" style:writing-mode="lr-tb"/>
    </style:style>
    <style:style style:name="Tabella10.A" style:family="table-column">
      <style:table-column-properties style:column-width="3.493cm"/>
    </style:style>
    <style:style style:name="Tabella10.B" style:family="table-column">
      <style:table-column-properties style:column-width="13.49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padding-left="0.199cm" fo:padding-right="0.191cm" fo:padding-top="0cm" fo:padding-bottom="0cm" fo:border="0.5pt solid #000000"/>
    </style:style>
    <style:style style:name="Tabella10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11" style:family="table">
      <style:table-properties style:width="16.983cm" fo:margin-left="0cm" fo:margin-top="0cm" fo:margin-bottom="0cm" table:align="left" style:writing-mode="lr-tb"/>
    </style:style>
    <style:style style:name="Tabella11.A" style:family="table-column">
      <style:table-column-properties style:column-width="3.493cm"/>
    </style:style>
    <style:style style:name="Tabella11.B" style:family="table-column">
      <style:table-column-properties style:column-width="13.49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padding-left="0.199cm" fo:padding-right="0.191cm" fo:padding-top="0cm" fo:padding-bottom="0cm" fo:border="0.5pt solid #000000"/>
    </style:style>
    <style:style style:name="Tabella12" style:family="table">
      <style:table-properties style:width="16.983cm" fo:margin-left="0cm" fo:margin-top="0cm" fo:margin-bottom="0cm" table:align="left" style:writing-mode="lr-tb"/>
    </style:style>
    <style:style style:name="Tabella12.A" style:family="table-column">
      <style:table-column-properties style:column-width="3.493cm"/>
    </style:style>
    <style:style style:name="Tabella12.B" style:family="table-column">
      <style:table-column-properties style:column-width="13.49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padding-left="0.199cm" fo:padding-right="0.191cm" fo:padding-top="0cm" fo:padding-bottom="0cm" fo:border="0.5pt solid #000000"/>
    </style:style>
    <style:style style:name="Tabella13" style:family="table">
      <style:table-properties style:width="17.399cm" fo:margin-left="0cm" fo:margin-top="0cm" fo:margin-bottom="0cm" table:align="left" style:writing-mode="lr-tb"/>
    </style:style>
    <style:style style:name="Tabella13.A" style:family="table-column">
      <style:table-column-properties style:column-width="3.491cm"/>
    </style:style>
    <style:style style:name="Tabella13.B" style:family="table-column">
      <style:table-column-properties style:column-width="13.908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padding-left="0.199cm" fo:padding-right="0.191cm" fo:padding-top="0cm" fo:padding-bottom="0cm" fo:border="0.5pt solid #000000"/>
    </style:style>
    <style:style style:name="Tabella18" style:family="table">
      <style:table-properties style:width="17.399cm" fo:margin-left="0cm" fo:margin-top="0cm" fo:margin-bottom="0cm" table:align="left" style:writing-mode="lr-tb"/>
    </style:style>
    <style:style style:name="Tabella18.A" style:family="table-column">
      <style:table-column-properties style:column-width="3.491cm"/>
    </style:style>
    <style:style style:name="Tabella18.B" style:family="table-column">
      <style:table-column-properties style:column-width="13.908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padding-left="0.199cm" fo:padding-right="0.191cm" fo:padding-top="0cm" fo:padding-bottom="0cm" fo:border="0.5pt solid #000000"/>
    </style:style>
    <style:style style:name="Tabella14" style:family="table">
      <style:table-properties style:width="17.399cm" fo:margin-left="0cm" fo:margin-top="0cm" fo:margin-bottom="0cm" table:align="left" style:writing-mode="lr-tb"/>
    </style:style>
    <style:style style:name="Tabella14.A" style:family="table-column">
      <style:table-column-properties style:column-width="3.491cm"/>
    </style:style>
    <style:style style:name="Tabella14.B" style:family="table-column">
      <style:table-column-properties style:column-width="13.908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padding-left="0.199cm" fo:padding-right="0.191cm" fo:padding-top="0cm" fo:padding-bottom="0cm" fo:border="0.5pt solid #000000"/>
    </style:style>
    <style:style style:name="Tabella14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15" style:family="table">
      <style:table-properties style:width="17.399cm" fo:margin-left="0cm" fo:margin-top="0cm" fo:margin-bottom="0cm" table:align="left" style:writing-mode="lr-tb"/>
    </style:style>
    <style:style style:name="Tabella15.A" style:family="table-column">
      <style:table-column-properties style:column-width="3.491cm"/>
    </style:style>
    <style:style style:name="Tabella15.B" style:family="table-column">
      <style:table-column-properties style:column-width="13.908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padding-left="0.199cm" fo:padding-right="0.191cm" fo:padding-top="0cm" fo:padding-bottom="0cm" fo:border="0.5pt solid #000000"/>
    </style:style>
    <style:style style:name="Tabella16" style:family="table">
      <style:table-properties style:width="16.983cm" fo:margin-left="0cm" fo:margin-top="0cm" fo:margin-bottom="0cm" table:align="left" style:writing-mode="lr-tb"/>
    </style:style>
    <style:style style:name="Tabella16.A" style:family="table-column">
      <style:table-column-properties style:column-width="3.493cm"/>
    </style:style>
    <style:style style:name="Tabella16.B" style:family="table-column">
      <style:table-column-properties style:column-width="13.49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padding-left="0.199cm" fo:padding-right="0.191cm" fo:padding-top="0cm" fo:padding-bottom="0cm" fo:border="0.5pt solid #000000"/>
    </style:style>
    <style:style style:name="Tabella17" style:family="table">
      <style:table-properties style:width="16.983cm" fo:margin-left="0cm" fo:margin-top="0cm" fo:margin-bottom="0cm" table:align="left" style:writing-mode="lr-tb"/>
    </style:style>
    <style:style style:name="Tabella17.A" style:family="table-column">
      <style:table-column-properties style:column-width="3.493cm"/>
    </style:style>
    <style:style style:name="Tabella17.B" style:family="table-column">
      <style:table-column-properties style:column-width="13.49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fo:color="#000000"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P2" style:family="paragraph" style:parent-style-name="Standard">
      <style:text-properties style:font-name="Century Gothic" fo:font-size="12pt" style:font-name-asian="Century Gothic2" style:font-size-asian="12pt" style:font-name-complex="Century Gothic2" style:font-size-complex="12pt"/>
    </style:style>
    <style:style style:name="P3" style:family="paragraph" style:parent-style-name="Standard">
      <style:text-properties style:font-name="Century Gothic" fo:font-size="12pt" officeooo:paragraph-rsid="000e1349" style:font-name-asian="Century Gothic2" style:font-size-asian="12pt" style:font-name-complex="Century Gothic2" style:font-size-complex="12pt"/>
    </style:style>
    <style:style style:name="P4" style:family="paragraph" style:parent-style-name="Standard">
      <style:text-properties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P5" style:family="paragraph" style:parent-style-name="Standard">
      <style:text-properties style:font-name="Century Gothic" fo:font-size="12pt" fo:font-weight="bold" officeooo:rsid="0010c734" officeooo:paragraph-rsid="0010c734" style:font-name-asian="Century Gothic2" style:font-size-asian="12pt" style:font-weight-asian="bold" style:font-name-complex="Century Gothic2" style:font-size-complex="12pt" style:font-weight-complex="bold"/>
    </style:style>
    <style:style style:name="P6" style:family="paragraph" style:parent-style-name="Standard">
      <style:text-properties style:font-name="Century Gothic" fo:font-size="12pt" fo:font-weight="bold" officeooo:rsid="0019d7b2" officeooo:paragraph-rsid="0019d7b2" style:font-name-asian="Century Gothic2" style:font-size-asian="12pt" style:font-weight-asian="bold" style:font-name-complex="Century Gothic2" style:font-size-complex="12pt"/>
    </style:style>
    <style:style style:name="P7" style:family="paragraph" style:parent-style-name="Standard">
      <style:text-properties style:font-name="Century Gothic" fo:font-weight="bold" style:font-name-asian="Century Gothic2" style:font-weight-asian="bold" style:font-name-complex="Century Gothic2"/>
    </style:style>
    <style:style style:name="P8" style:family="paragraph" style:parent-style-name="Standard">
      <style:paragraph-properties>
        <style:tab-stops>
          <style:tab-stop style:position="2.371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2.54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2.879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2.879cm"/>
        </style:tab-stops>
      </style:paragraph-properties>
      <style:text-properties officeooo:paragraph-rsid="0019d7b2"/>
    </style:style>
    <style:style style:name="P12" style:family="paragraph" style:parent-style-name="Standard">
      <style:paragraph-properties>
        <style:tab-stops>
          <style:tab-stop style:position="1.905cm"/>
        </style:tab-stops>
      </style:paragraph-properties>
      <style:text-properties officeooo:paragraph-rsid="0016d246"/>
    </style:style>
    <style:style style:name="P13" style:family="paragraph" style:parent-style-name="Standard">
      <style:paragraph-properties>
        <style:tab-stops>
          <style:tab-stop style:position="1.905cm"/>
        </style:tab-stops>
      </style:paragraph-properties>
      <style:text-properties officeooo:paragraph-rsid="00186267"/>
    </style:style>
    <style:style style:name="P14" style:family="paragraph" style:parent-style-name="Standard">
      <style:paragraph-properties>
        <style:tab-stops>
          <style:tab-stop style:position="1.905cm"/>
        </style:tab-stops>
      </style:paragraph-properties>
      <style:text-properties officeooo:paragraph-rsid="0019d7b2"/>
    </style:style>
    <style:style style:name="P15" style:family="paragraph" style:parent-style-name="Standard">
      <style:paragraph-properties>
        <style:tab-stops>
          <style:tab-stop style:position="1.778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1.778cm"/>
        </style:tab-stops>
      </style:paragraph-properties>
      <style:text-properties officeooo:paragraph-rsid="0019d7b2"/>
    </style:style>
    <style:style style:name="P17" style:family="paragraph" style:parent-style-name="Standard">
      <style:paragraph-properties>
        <style:tab-stops>
          <style:tab-stop style:position="9.758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9.758cm"/>
        </style:tab-stops>
      </style:paragraph-properties>
      <style:text-properties officeooo:paragraph-rsid="0016d246"/>
    </style:style>
    <style:style style:name="P19" style:family="paragraph" style:parent-style-name="Standard">
      <style:paragraph-properties>
        <style:tab-stops>
          <style:tab-stop style:position="9.758cm"/>
        </style:tab-stops>
      </style:paragraph-properties>
      <style:text-properties officeooo:paragraph-rsid="0019d7b2"/>
    </style:style>
    <style:style style:name="P20" style:family="paragraph" style:parent-style-name="Standard">
      <style:text-properties officeooo:paragraph-rsid="000cdc2c"/>
    </style:style>
    <style:style style:name="P21" style:family="paragraph" style:parent-style-name="Standard">
      <style:text-properties style:text-underline-style="none" officeooo:rsid="000cdc2c" officeooo:paragraph-rsid="000cdc2c"/>
    </style:style>
    <style:style style:name="P22" style:family="paragraph" style:parent-style-name="Standard">
      <style:text-properties style:font-name="Century Gothic1" officeooo:rsid="000cdc2c" officeooo:paragraph-rsid="000cdc2c"/>
    </style:style>
    <style:style style:name="P23" style:family="paragraph" style:parent-style-name="Standard">
      <style:text-properties style:font-name="Century Gothic1" fo:font-weight="bold" officeooo:rsid="0015315d" officeooo:paragraph-rsid="0015315d" style:font-weight-asian="bold" style:font-weight-complex="bold"/>
    </style:style>
    <style:style style:name="P24" style:family="paragraph" style:parent-style-name="Standard">
      <style:paragraph-properties>
        <style:tab-stops>
          <style:tab-stop style:position="1.778cm"/>
        </style:tab-stops>
      </style:paragraph-properties>
      <style:text-properties style:font-name="Century Gothic1" fo:font-weight="bold" officeooo:rsid="0016f412" officeooo:paragraph-rsid="0016f412" style:font-weight-asian="bold" style:font-weight-complex="bold"/>
    </style:style>
    <style:style style:name="P25" style:family="paragraph" style:parent-style-name="Standard">
      <style:text-properties style:font-name="Century Gothic1" fo:font-size="12pt" fo:font-weight="bold" officeooo:rsid="0016d246" officeooo:paragraph-rsid="0016d246" style:font-size-asian="12pt" style:font-weight-asian="bold" style:font-size-complex="12pt" style:font-weight-complex="bold"/>
    </style:style>
    <style:style style:name="P26" style:family="paragraph" style:parent-style-name="Standard">
      <style:paragraph-properties>
        <style:tab-stops>
          <style:tab-stop style:position="9.758cm"/>
        </style:tab-stops>
      </style:paragraph-properties>
      <style:text-properties style:font-name="Century Gothic1" officeooo:rsid="0016f412" officeooo:paragraph-rsid="0016f412"/>
    </style:style>
    <style:style style:name="P27" style:family="paragraph" style:parent-style-name="Standard">
      <style:text-properties officeooo:paragraph-rsid="000e1349"/>
    </style:style>
    <style:style style:name="P28" style:family="paragraph" style:parent-style-name="Standard">
      <style:text-properties officeooo:paragraph-rsid="0010c734"/>
    </style:style>
    <style:style style:name="P29" style:family="paragraph" style:parent-style-name="Standard">
      <style:paragraph-properties>
        <style:tab-stops>
          <style:tab-stop style:position="2.54cm"/>
        </style:tab-stops>
      </style:paragraph-properties>
      <style:text-properties officeooo:rsid="0012a439" officeooo:paragraph-rsid="0012a439"/>
    </style:style>
    <style:style style:name="P30" style:family="paragraph" style:parent-style-name="Standard">
      <style:text-properties officeooo:paragraph-rsid="0012a439"/>
    </style:style>
    <style:style style:name="P31" style:family="paragraph" style:parent-style-name="Standard">
      <style:text-properties officeooo:rsid="00155f45" officeooo:paragraph-rsid="00155f45"/>
    </style:style>
    <style:style style:name="P32" style:family="paragraph" style:parent-style-name="Standard">
      <style:text-properties officeooo:rsid="0016d246" officeooo:paragraph-rsid="0019d7b2"/>
    </style:style>
    <style:style style:name="P33" style:family="paragraph" style:parent-style-name="Standard">
      <style:text-properties officeooo:rsid="0016f412" officeooo:paragraph-rsid="0016f412"/>
    </style:style>
    <style:style style:name="P34" style:family="paragraph" style:parent-style-name="Standard">
      <style:paragraph-properties>
        <style:tab-stops>
          <style:tab-stop style:position="1.905cm"/>
        </style:tab-stops>
      </style:paragraph-properties>
      <style:text-properties officeooo:rsid="0016f412" officeooo:paragraph-rsid="0016f412"/>
    </style:style>
    <style:style style:name="P35" style:family="paragraph" style:parent-style-name="Standard">
      <style:paragraph-properties>
        <style:tab-stops>
          <style:tab-stop style:position="9.758cm"/>
        </style:tab-stops>
      </style:paragraph-properties>
      <style:text-properties officeooo:rsid="0016f412" officeooo:paragraph-rsid="0016f412"/>
    </style:style>
    <style:style style:name="P36" style:family="paragraph" style:parent-style-name="Standard">
      <style:paragraph-properties>
        <style:tab-stops>
          <style:tab-stop style:position="9.758cm"/>
        </style:tab-stops>
      </style:paragraph-properties>
      <style:text-properties officeooo:rsid="00186267" officeooo:paragraph-rsid="00186267"/>
    </style:style>
    <style:style style:name="P37" style:family="paragraph" style:parent-style-name="Standard">
      <style:text-properties officeooo:paragraph-rsid="0019d7b2"/>
    </style:style>
    <style:style style:name="P38" style:family="paragraph" style:parent-style-name="Standard">
      <style:paragraph-properties fo:margin-top="0.423cm" fo:margin-bottom="0.423cm" loext:contextual-spacing="false" fo:line-height="100%"/>
    </style:style>
    <style:style style:name="P39" style:family="paragraph" style:parent-style-name="Standard">
      <style:paragraph-properties fo:margin-top="0.423cm" fo:margin-bottom="0.423cm" loext:contextual-spacing="false" fo:line-height="100%"/>
      <style:text-properties officeooo:paragraph-rsid="000e2987"/>
    </style:style>
    <style:style style:name="P40" style:family="paragraph" style:parent-style-name="Standard">
      <style:paragraph-properties fo:margin-top="0.423cm" fo:margin-bottom="0.423cm" loext:contextual-spacing="false" fo:line-height="100%"/>
      <style:text-properties officeooo:paragraph-rsid="0016d246"/>
    </style:style>
    <style:style style:name="P41" style:family="paragraph" style:parent-style-name="Standard">
      <style:paragraph-properties fo:margin-top="0.423cm" fo:margin-bottom="0.423cm" loext:contextual-spacing="false" fo:line-height="100%"/>
      <style:text-properties officeooo:paragraph-rsid="0019131b"/>
    </style:style>
    <style:style style:name="P42" style:family="paragraph" style:parent-style-name="Standard">
      <style:paragraph-properties fo:margin-top="0.423cm" fo:margin-bottom="0.423cm" loext:contextual-spacing="false" fo:line-height="100%"/>
      <style:text-properties fo:font-style="normal" officeooo:rsid="000e2987" officeooo:paragraph-rsid="000e2987" style:font-style-asian="normal" style:font-style-complex="normal"/>
    </style:style>
    <style:style style:name="P43" style:family="paragraph" style:parent-style-name="Standard">
      <style:paragraph-properties fo:margin-top="0.423cm" fo:margin-bottom="0.423cm" loext:contextual-spacing="false" fo:line-height="100%"/>
      <style:text-properties fo:font-style="normal" officeooo:rsid="000ec5c8" officeooo:paragraph-rsid="000ec5c8" style:font-style-asian="normal" style:font-style-complex="normal"/>
    </style:style>
    <style:style style:name="P44" style:family="paragraph" style:parent-style-name="Standard">
      <style:paragraph-properties fo:margin-top="0.423cm" fo:margin-bottom="0.423cm" loext:contextual-spacing="false" fo:line-height="100%" fo:padding="0cm" fo:border="none"/>
    </style:style>
    <style:style style:name="P45" style:family="paragraph" style:parent-style-name="Standard">
      <style:paragraph-properties fo:margin-top="0.423cm" fo:margin-bottom="0.423cm" loext:contextual-spacing="false" fo:line-height="100%" fo:padding="0cm" fo:border="none"/>
      <style:text-properties fo:font-style="normal" officeooo:rsid="000ec5c8" officeooo:paragraph-rsid="000fc292" style:font-style-asian="normal" style:font-style-complex="normal"/>
    </style:style>
    <style:style style:name="P46" style:family="paragraph" style:parent-style-name="Standard">
      <style:paragraph-properties fo:margin-top="0.423cm" fo:margin-bottom="0.423cm" loext:contextual-spacing="false" fo:line-height="100%" fo:padding="0cm" fo:border="none"/>
      <style:text-properties officeooo:rsid="0012a439" officeooo:paragraph-rsid="0012a439"/>
    </style:style>
    <style:style style:name="P47" style:family="paragraph" style:parent-style-name="Standard">
      <style:paragraph-properties fo:margin-top="0.423cm" fo:margin-bottom="0.423cm" loext:contextual-spacing="false" fo:line-height="100%" fo:padding="0cm" fo:border="none"/>
      <style:text-properties officeooo:rsid="001562fd" officeooo:paragraph-rsid="001562fd"/>
    </style:style>
    <style:style style:name="P48" style:family="paragraph" style:parent-style-name="Standard" style:master-page-name="Standard">
      <style:paragraph-properties style:page-number="1"/>
      <style:text-properties fo:color="#000000"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P49" style:family="paragraph" style:parent-style-name="Standard">
      <style:text-properties style:font-name="Century Gothic" style:font-name-asian="Century Gothic2" style:font-name-complex="Century Gothic2"/>
    </style:style>
    <style:style style:name="P50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Century Gothic" style:font-name-asian="Century Gothic2" style:font-name-complex="Century Gothic2"/>
    </style:style>
    <style:style style:name="P51" style:family="paragraph" style:parent-style-name="Standard">
      <style:paragraph-properties>
        <style:tab-stops>
          <style:tab-stop style:position="3.556cm"/>
        </style:tab-stops>
      </style:paragraph-properties>
      <style:text-properties style:font-name="Century Gothic" style:font-name-asian="Century Gothic2" style:font-name-complex="Century Gothic2"/>
    </style:style>
    <style:style style:name="P52" style:family="paragraph" style:parent-style-name="Standard">
      <style:paragraph-properties>
        <style:tab-stops>
          <style:tab-stop style:position="2.371cm"/>
        </style:tab-stops>
      </style:paragraph-properties>
      <style:text-properties style:font-name="Century Gothic" style:font-name-asian="Century Gothic2" style:font-name-complex="Century Gothic2"/>
    </style:style>
    <style:style style:name="P53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Century Gothic" style:font-name-asian="Century Gothic2" style:font-name-complex="Century Gothic2"/>
    </style:style>
    <style:style style:name="P54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Century Gothic" style:font-name-asian="Century Gothic2" style:font-name-complex="Century Gothic2"/>
    </style:style>
    <style:style style:name="P55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Century Gothic" officeooo:rsid="000cdc2c" officeooo:paragraph-rsid="000cdc2c" style:font-name-asian="Century Gothic2" style:font-name-complex="Century Gothic2"/>
    </style:style>
    <style:style style:name="P56" style:family="paragraph" style:parent-style-name="Standard">
      <style:text-properties style:font-name="Century Gothic" officeooo:rsid="000cdc2c" officeooo:paragraph-rsid="000cdc2c" style:font-name-asian="Century Gothic2" style:font-name-complex="Century Gothic2"/>
    </style:style>
    <style:style style:name="P57" style:family="paragraph" style:parent-style-name="Standard">
      <style:text-properties style:font-name="Century Gothic" officeooo:rsid="000e1349" officeooo:paragraph-rsid="000e1349" style:font-name-asian="Century Gothic2" style:font-name-complex="Century Gothic2"/>
    </style:style>
    <style:style style:name="P58" style:family="paragraph" style:parent-style-name="Standard">
      <style:text-properties style:font-name="Century Gothic" officeooo:rsid="0010c734" officeooo:paragraph-rsid="0010c734" style:font-name-asian="Century Gothic2" style:font-name-complex="Century Gothic2"/>
    </style:style>
    <style:style style:name="P59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Century Gothic" officeooo:rsid="0012a439" officeooo:paragraph-rsid="0012a439" style:font-name-asian="Century Gothic2" style:font-name-complex="Century Gothic2"/>
    </style:style>
    <style:style style:name="P60" style:family="paragraph" style:parent-style-name="Standard">
      <style:paragraph-properties>
        <style:tab-stops>
          <style:tab-stop style:position="1.588cm"/>
        </style:tab-stops>
      </style:paragraph-properties>
      <style:text-properties style:font-name="Century Gothic" officeooo:rsid="0012a439" officeooo:paragraph-rsid="0012a439" style:font-name-asian="Century Gothic2" style:font-name-complex="Century Gothic2"/>
    </style:style>
    <style:style style:name="P61" style:family="paragraph" style:parent-style-name="Standard">
      <style:text-properties style:font-name="Century Gothic" officeooo:rsid="0012a439" officeooo:paragraph-rsid="0012a439" style:font-name-asian="Century Gothic2" style:font-name-complex="Century Gothic2"/>
    </style:style>
    <style:style style:name="P62" style:family="paragraph" style:parent-style-name="Standard">
      <style:text-properties style:font-name="Century Gothic" officeooo:rsid="0015315d" officeooo:paragraph-rsid="00155f45" style:font-name-asian="Century Gothic2" style:font-name-complex="Century Gothic2"/>
    </style:style>
    <style:style style:name="P63" style:family="paragraph" style:parent-style-name="Standard">
      <style:paragraph-properties>
        <style:tab-stops>
          <style:tab-stop style:position="2.54cm"/>
        </style:tab-stops>
      </style:paragraph-properties>
      <style:text-properties style:font-name="Century Gothic" officeooo:rsid="001562fd" officeooo:paragraph-rsid="001562fd" style:font-name-asian="Century Gothic2" style:font-name-complex="Century Gothic2"/>
    </style:style>
    <style:style style:name="P64" style:family="paragraph" style:parent-style-name="Standard">
      <style:text-properties style:font-name="Century Gothic" officeooo:rsid="001562fd" officeooo:paragraph-rsid="001562fd" style:font-name-asian="Century Gothic2" style:font-name-complex="Century Gothic2"/>
    </style:style>
    <style:style style:name="P65" style:family="paragraph" style:parent-style-name="Standard">
      <style:text-properties style:font-name="Century Gothic" officeooo:rsid="0016d246" officeooo:paragraph-rsid="0016d246" style:font-name-asian="Century Gothic2" style:font-name-complex="Century Gothic2"/>
    </style:style>
    <style:style style:name="P66" style:family="paragraph" style:parent-style-name="Standard">
      <style:paragraph-properties>
        <style:tab-stops>
          <style:tab-stop style:position="2.879cm"/>
        </style:tab-stops>
      </style:paragraph-properties>
      <style:text-properties style:font-name="Century Gothic" style:font-name-asian="Century Gothic2" style:font-name-complex="Century Gothic2"/>
    </style:style>
    <style:style style:name="P67" style:family="paragraph" style:parent-style-name="Standard">
      <style:paragraph-properties>
        <style:tab-stops>
          <style:tab-stop style:position="2.879cm"/>
        </style:tab-stops>
      </style:paragraph-properties>
      <style:text-properties style:font-name="Century Gothic" officeooo:paragraph-rsid="0019d7b2" style:font-name-asian="Century Gothic2" style:font-name-complex="Century Gothic2"/>
    </style:style>
    <style:style style:name="P68" style:family="paragraph" style:parent-style-name="Standard">
      <style:text-properties style:font-name="Century Gothic" officeooo:rsid="0019d7b2" officeooo:paragraph-rsid="0019d7b2" style:font-name-asian="Century Gothic2" style:font-name-complex="Century Gothic2"/>
    </style:style>
    <style:style style:name="P69" style:family="paragraph" style:parent-style-name="Standard">
      <style:text-properties style:font-name="Century Gothic" officeooo:rsid="0016f412" officeooo:paragraph-rsid="0016f412" style:font-name-asian="Century Gothic2" style:font-name-complex="Century Gothic2"/>
    </style:style>
    <style:style style:name="P70" style:family="paragraph" style:parent-style-name="Standard">
      <style:paragraph-properties>
        <style:tab-stops>
          <style:tab-stop style:position="2.879cm"/>
        </style:tab-stops>
      </style:paragraph-properties>
      <style:text-properties style:font-name="Century Gothic" officeooo:rsid="0016f412" officeooo:paragraph-rsid="0016f412" style:font-name-asian="Century Gothic2" style:font-name-complex="Century Gothic2"/>
    </style:style>
    <style:style style:name="P71" style:family="paragraph" style:parent-style-name="Standard">
      <style:paragraph-properties>
        <style:tab-stops>
          <style:tab-stop style:position="9.758cm"/>
        </style:tab-stops>
      </style:paragraph-properties>
      <style:text-properties style:font-name="Century Gothic" style:font-name-asian="Century Gothic2" style:font-name-complex="Century Gothic2"/>
    </style:style>
    <style:style style:name="P72" style:family="paragraph" style:parent-style-name="Standard">
      <style:paragraph-properties>
        <style:tab-stops>
          <style:tab-stop style:position="2.879cm"/>
        </style:tab-stops>
      </style:paragraph-properties>
      <style:text-properties style:font-name="Century Gothic" officeooo:rsid="00186267" officeooo:paragraph-rsid="00186267" style:font-name-asian="Century Gothic2" style:font-name-complex="Century Gothic2"/>
    </style:style>
    <style:style style:name="P73" style:family="paragraph" style:parent-style-name="Standard">
      <style:text-properties style:font-name="Century Gothic" officeooo:rsid="00186267" officeooo:paragraph-rsid="00186267" style:font-name-asian="Century Gothic2" style:font-name-complex="Century Gothic2"/>
    </style:style>
    <style:style style:name="P74" style:family="paragraph" style:parent-style-name="Standard">
      <style:text-properties style:font-name="Century Gothic" officeooo:rsid="0019131b" officeooo:paragraph-rsid="0019131b" style:font-name-asian="Century Gothic2" style:font-name-complex="Century Gothic2"/>
    </style:style>
    <style:style style:name="P75" style:family="paragraph" style:parent-style-name="Standard">
      <style:text-properties style:font-name="Century Gothic" fo:font-weight="bold" style:font-name-asian="Century Gothic2" style:font-weight-asian="bold" style:font-name-complex="Century Gothic2"/>
    </style:style>
    <style:style style:name="P76" style:family="paragraph" style:parent-style-name="Standard">
      <style:text-properties style:font-name="Century Gothic" fo:font-weight="bold" officeooo:rsid="000cdc2c" officeooo:paragraph-rsid="000cdc2c" style:font-name-asian="Century Gothic2" style:font-weight-asian="bold" style:font-name-complex="Century Gothic2"/>
    </style:style>
    <style:style style:name="P77" style:family="paragraph" style:parent-style-name="Standard">
      <style:text-properties style:font-name="Century Gothic" fo:font-weight="bold" officeooo:paragraph-rsid="000cdc2c" style:font-name-asian="Century Gothic2" style:font-weight-asian="bold" style:font-name-complex="Century Gothic2"/>
    </style:style>
    <style:style style:name="P78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Century Gothic" fo:font-weight="bold" style:font-name-asian="Century Gothic2" style:font-weight-asian="bold" style:font-name-complex="Century Gothic2"/>
    </style:style>
    <style:style style:name="P79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Century Gothic" fo:font-weight="bold" officeooo:paragraph-rsid="0019d7b2" style:font-name-asian="Century Gothic2" style:font-weight-asian="bold" style:font-name-complex="Century Gothic2"/>
    </style:style>
    <style:style style:name="P80" style:family="paragraph" style:parent-style-name="Standard">
      <style:text-properties style:font-name="Century Gothic" fo:font-weight="bold" officeooo:paragraph-rsid="0019d7b2" style:font-name-asian="Century Gothic2" style:font-weight-asian="bold" style:font-name-complex="Century Gothic2"/>
    </style:style>
    <style:style style:name="P81" style:family="paragraph" style:parent-style-name="Standard">
      <style:text-properties style:font-name="Century Gothic" fo:font-size="12pt" fo:font-weight="bold" officeooo:paragraph-rsid="000e1349" style:font-name-asian="Century Gothic2" style:font-size-asian="12pt" style:font-weight-asian="bold" style:font-name-complex="Century Gothic2" style:font-size-complex="12pt"/>
    </style:style>
    <style:style style:name="P82" style:family="paragraph" style:parent-style-name="Standard">
      <style:text-properties style:font-name="Century Gothic" fo:font-size="12pt" fo:font-weight="bold" officeooo:rsid="000e1349" style:font-name-asian="Century Gothic2" style:font-size-asian="12pt" style:font-weight-asian="bold" style:font-name-complex="Century Gothic2" style:font-size-complex="12pt"/>
    </style:style>
    <style:style style:name="P83" style:family="paragraph" style:parent-style-name="Standard">
      <style:text-properties style:font-name="Century Gothic" fo:font-size="12pt" fo:font-weight="bold" officeooo:paragraph-rsid="0010c734" style:font-name-asian="Century Gothic2" style:font-size-asian="12pt" style:font-weight-asian="bold" style:font-name-complex="Century Gothic2" style:font-size-complex="12pt"/>
    </style:style>
    <style:style style:name="P84" style:family="paragraph" style:parent-style-name="Standard">
      <style:paragraph-properties>
        <style:tab-stops>
          <style:tab-stop style:position="9.758cm"/>
        </style:tab-stops>
      </style:paragraph-properties>
      <style:text-properties style:font-name="Century Gothic" fo:font-style="normal" officeooo:rsid="0016f412" officeooo:paragraph-rsid="0016f412" style:font-name-asian="Century Gothic2" style:font-style-asian="normal" style:font-name-complex="Century Gothic2" style:font-style-complex="normal"/>
    </style:style>
    <style:style style:name="P85" style:family="paragraph" style:parent-style-name="Standard">
      <style:paragraph-properties>
        <style:tab-stops>
          <style:tab-stop style:position="9.758cm"/>
        </style:tab-stops>
      </style:paragraph-properties>
      <style:text-properties style:font-name="Century Gothic" fo:font-style="normal" officeooo:rsid="00186267" officeooo:paragraph-rsid="00186267" style:font-name-asian="Century Gothic2" style:font-style-asian="normal" style:font-name-complex="Century Gothic2" style:font-style-complex="normal"/>
    </style:style>
    <style:style style:name="P86" style:family="paragraph" style:parent-style-name="Standard">
      <style:text-properties fo:color="#000000" style:font-name="Century Gothic" style:font-name-asian="Century Gothic2" style:font-name-complex="Century Gothic2"/>
    </style:style>
    <style:style style:name="P87" style:family="paragraph" style:parent-style-name="Standard">
      <style:paragraph-properties fo:margin-top="0.423cm" fo:margin-bottom="0.423cm" loext:contextual-spacing="false" fo:line-height="100%"/>
      <style:text-properties style:font-name="Century Gothic" style:font-name-asian="Century Gothic2" style:font-name-complex="Century Gothic2"/>
    </style:style>
    <style:style style:name="P88" style:family="paragraph" style:parent-style-name="Standard">
      <style:paragraph-properties fo:margin-top="0.423cm" fo:margin-bottom="0.423cm" loext:contextual-spacing="false" fo:line-height="100%"/>
      <style:text-properties fo:color="#000000" style:font-name="Century Gothic" fo:font-style="normal" officeooo:rsid="000ec5c8" officeooo:paragraph-rsid="000ec5c8" style:font-name-asian="Century Gothic2" style:font-style-asian="normal" style:font-name-complex="Century Gothic2" style:font-style-complex="normal"/>
    </style:style>
    <style:style style:name="P89" style:family="paragraph" style:parent-style-name="Standard">
      <style:paragraph-properties fo:margin-top="0.423cm" fo:margin-bottom="0.423cm" loext:contextual-spacing="false" fo:line-height="100%" fo:padding="0cm" fo:border="none"/>
      <style:text-properties fo:color="#000000" style:font-name="Century Gothic" style:font-name-asian="Century Gothic2" style:font-name-complex="Century Gothic2"/>
    </style:style>
    <style:style style:name="P90" style:family="paragraph" style:parent-style-name="Standard">
      <style:paragraph-properties fo:margin-top="0.423cm" fo:margin-bottom="0.423cm" loext:contextual-spacing="false" fo:line-height="100%" fo:padding="0cm" fo:border="none"/>
      <style:text-properties fo:color="#000000" style:font-name="Century Gothic" officeooo:rsid="0012a439" officeooo:paragraph-rsid="0012a439" style:font-name-asian="Century Gothic2" style:font-name-complex="Century Gothic2"/>
    </style:style>
    <style:style style:name="T1" style:family="text">
      <style:text-properties fo:color="#000000" style:font-name="Century Gothic" fo:font-size="12pt" style:font-name-asian="Century Gothic2" style:font-size-asian="12pt" style:font-name-complex="Century Gothic2" style:font-size-complex="12pt"/>
    </style:style>
    <style:style style:name="T2" style:family="text">
      <style:text-properties fo:color="#000000" style:font-name="Century Gothic" style:font-name-asian="Century Gothic2" style:font-name-complex="Century Gothic2"/>
    </style:style>
    <style:style style:name="T3" style:family="text">
      <style:text-properties fo:color="#000000" style:font-name="Century Gothic" officeooo:rsid="000cd7b4" style:font-name-asian="Century Gothic2" style:font-name-complex="Century Gothic2"/>
    </style:style>
    <style:style style:name="T4" style:family="text">
      <style:text-properties fo:color="#000000" style:font-name="Century Gothic" officeooo:rsid="000cdc2c" style:font-name-asian="Century Gothic2" style:font-name-complex="Century Gothic2"/>
    </style:style>
    <style:style style:name="T5" style:family="text">
      <style:text-properties fo:color="#000000" style:font-name="Century Gothic" officeooo:rsid="000e1349" style:font-name-asian="Century Gothic2" style:font-name-complex="Century Gothic2"/>
    </style:style>
    <style:style style:name="T6" style:family="text">
      <style:text-properties fo:color="#000000" style:font-name="Century Gothic" officeooo:rsid="000e2987" style:font-name-asian="Century Gothic2" style:font-name-complex="Century Gothic2"/>
    </style:style>
    <style:style style:name="T7" style:family="text">
      <style:text-properties fo:color="#000000" style:font-name="Century Gothic" officeooo:rsid="000ec5c8" style:font-name-asian="Century Gothic2" style:font-name-complex="Century Gothic2"/>
    </style:style>
    <style:style style:name="T8" style:family="text">
      <style:text-properties fo:color="#000000" style:font-name="Century Gothic" officeooo:rsid="000fc292" style:font-name-asian="Century Gothic2" style:font-name-complex="Century Gothic2"/>
    </style:style>
    <style:style style:name="T9" style:family="text">
      <style:text-properties fo:color="#000000" style:font-name="Century Gothic" officeooo:rsid="0010c734" style:font-name-asian="Century Gothic2" style:font-name-complex="Century Gothic2"/>
    </style:style>
    <style:style style:name="T10" style:family="text">
      <style:text-properties fo:color="#000000" style:font-name="Century Gothic" officeooo:rsid="0012a439" style:font-name-asian="Century Gothic2" style:font-name-complex="Century Gothic2"/>
    </style:style>
    <style:style style:name="T11" style:family="text">
      <style:text-properties fo:color="#000000" style:font-name="Century Gothic" officeooo:rsid="0015315d" style:font-name-asian="Century Gothic2" style:font-name-complex="Century Gothic2"/>
    </style:style>
    <style:style style:name="T12" style:family="text">
      <style:text-properties fo:color="#000000" style:font-name="Century Gothic" officeooo:rsid="001562fd" style:font-name-asian="Century Gothic2" style:font-name-complex="Century Gothic2"/>
    </style:style>
    <style:style style:name="T13" style:family="text">
      <style:text-properties fo:color="#000000" style:font-name="Century Gothic" officeooo:rsid="0016d246" style:font-name-asian="Century Gothic2" style:font-name-complex="Century Gothic2"/>
    </style:style>
    <style:style style:name="T14" style:family="text">
      <style:text-properties fo:color="#000000" style:font-name="Century Gothic" officeooo:rsid="00186267" style:font-name-asian="Century Gothic2" style:font-name-complex="Century Gothic2"/>
    </style:style>
    <style:style style:name="T15" style:family="text">
      <style:text-properties fo:color="#000000" style:font-name="Century Gothic" officeooo:rsid="0019131b" style:font-name-asian="Century Gothic2" style:font-name-complex="Century Gothic2"/>
    </style:style>
    <style:style style:name="T16" style:family="text">
      <style:text-properties fo:color="#000000" style:font-name="Century Gothic" fo:font-style="italic" style:font-name-asian="Century Gothic2" style:font-style-asian="italic" style:font-name-complex="Century Gothic2"/>
    </style:style>
    <style:style style:name="T17" style:family="text">
      <style:text-properties fo:color="#000000" style:font-name="Century Gothic" fo:font-style="italic" officeooo:rsid="000e1349" style:font-name-asian="Century Gothic2" style:font-style-asian="italic" style:font-name-complex="Century Gothic2"/>
    </style:style>
    <style:style style:name="T18" style:family="text">
      <style:text-properties fo:color="#000000" style:font-name="Century Gothic" fo:font-style="italic" style:font-name-asian="Century Gothic2" style:font-style-asian="italic" style:font-name-complex="Century Gothic2" style:font-style-complex="italic"/>
    </style:style>
    <style:style style:name="T19" style:family="text">
      <style:text-properties fo:color="#000000" style:font-name="Century Gothic" fo:font-style="italic" officeooo:rsid="000e2987" style:font-name-asian="Century Gothic2" style:font-style-asian="italic" style:font-name-complex="Century Gothic2" style:font-style-complex="italic"/>
    </style:style>
    <style:style style:name="T20" style:family="text">
      <style:text-properties fo:color="#000000" style:font-name="Century Gothic" fo:font-style="italic" officeooo:rsid="000ec5c8" style:font-name-asian="Century Gothic2" style:font-style-asian="italic" style:font-name-complex="Century Gothic2" style:font-style-complex="italic"/>
    </style:style>
    <style:style style:name="T21" style:family="text">
      <style:text-properties fo:color="#000000" style:font-name="Century Gothic" fo:font-style="italic" officeooo:rsid="0010c734" style:font-name-asian="Century Gothic2" style:font-style-asian="italic" style:font-name-complex="Century Gothic2" style:font-style-complex="italic"/>
    </style:style>
    <style:style style:name="T22" style:family="text">
      <style:text-properties fo:color="#000000" style:font-name="Century Gothic" fo:font-style="italic" officeooo:rsid="0012a439" style:font-name-asian="Century Gothic2" style:font-style-asian="italic" style:font-name-complex="Century Gothic2" style:font-style-complex="italic"/>
    </style:style>
    <style:style style:name="T23" style:family="text">
      <style:text-properties fo:color="#000000" style:font-name="Century Gothic" fo:font-style="italic" officeooo:rsid="001562fd" style:font-name-asian="Century Gothic2" style:font-style-asian="italic" style:font-name-complex="Century Gothic2" style:font-style-complex="italic"/>
    </style:style>
    <style:style style:name="T24" style:family="text">
      <style:text-properties fo:color="#000000" style:font-name="Century Gothic" fo:font-style="italic" officeooo:rsid="00186267" style:font-name-asian="Century Gothic2" style:font-style-asian="italic" style:font-name-complex="Century Gothic2" style:font-style-complex="italic"/>
    </style:style>
    <style:style style:name="T25" style:family="text">
      <style:text-properties fo:color="#000000" style:font-name="Century Gothic" fo:font-style="italic" officeooo:rsid="0019131b" style:font-name-asian="Century Gothic2" style:font-style-asian="italic" style:font-name-complex="Century Gothic2" style:font-style-complex="italic"/>
    </style:style>
    <style:style style:name="T26" style:family="text">
      <style:text-properties fo:color="#000000" style:font-name="Century Gothic" fo:font-style="italic" officeooo:rsid="0012a439" style:font-name-asian="Century Gothic2" style:font-style-asian="italic" style:font-name-complex="Century Gothic2"/>
    </style:style>
    <style:style style:name="T27" style:family="text">
      <style:text-properties fo:color="#000000" style:font-name="Century Gothic" fo:font-size="11pt" officeooo:rsid="0012a439" style:font-name-asian="Century Gothic2" style:font-size-asian="11pt" style:font-name-complex="Century Gothic2" style:font-size-complex="11pt"/>
    </style:style>
    <style:style style:name="T28" style:family="text">
      <style:text-properties fo:color="#000000" style:font-name="Century Gothic" fo:font-size="11pt" fo:font-style="italic" officeooo:rsid="0012a439" style:font-name-asian="Century Gothic2" style:font-size-asian="11pt" style:font-style-asian="italic" style:font-name-complex="Century Gothic2" style:font-size-complex="11pt" style:font-style-complex="italic"/>
    </style:style>
    <style:style style:name="T29" style:family="text">
      <style:text-properties fo:color="#000000" style:font-name="Century Gothic" fo:font-style="normal" style:font-name-asian="Century Gothic2" style:font-style-asian="normal" style:font-name-complex="Century Gothic2" style:font-style-complex="normal"/>
    </style:style>
    <style:style style:name="T30" style:family="text">
      <style:text-properties fo:color="#000000" style:font-name="Century Gothic" fo:font-style="normal" officeooo:rsid="001562fd" style:font-name-asian="Century Gothic2" style:font-style-asian="normal" style:font-name-complex="Century Gothic2" style:font-style-complex="normal"/>
    </style:style>
    <style:style style:name="T31" style:family="text">
      <style:text-properties fo:color="#000000" style:font-name="Century Gothic" fo:font-style="normal" officeooo:rsid="00186267" style:font-name-asian="Century Gothic2" style:font-style-asian="normal" style:font-name-complex="Century Gothic2" style:font-style-complex="normal"/>
    </style:style>
    <style:style style:name="T32" style:family="text">
      <style:text-properties fo:color="#000000" style:font-name="Century Gothic" fo:font-style="normal" officeooo:rsid="0019131b" style:font-name-asian="Century Gothic2" style:font-style-asian="normal" style:font-name-complex="Century Gothic2" style:font-style-complex="normal"/>
    </style:style>
    <style:style style:name="T33" style:family="text">
      <style:text-properties style:font-name="Century Gothic" fo:font-weight="bold" style:font-name-asian="Century Gothic2" style:font-weight-asian="bold" style:font-name-complex="Century Gothic2"/>
    </style:style>
    <style:style style:name="T34" style:family="text">
      <style:text-properties style:font-name="Century Gothic" fo:font-weight="bold" officeooo:rsid="0015315d" style:font-name-asian="Century Gothic2" style:font-weight-asian="bold" style:font-name-complex="Century Gothic2"/>
    </style:style>
    <style:style style:name="T35" style:family="text">
      <style:text-properties style:font-name="Century Gothic" fo:font-weight="bold" officeooo:rsid="0016f412" style:font-name-asian="Century Gothic2" style:font-weight-asian="bold" style:font-name-complex="Century Gothic2"/>
    </style:style>
    <style:style style:name="T36" style:family="text">
      <style:text-properties style:font-name="Century Gothic" style:font-name-asian="Century Gothic2" style:font-name-complex="Century Gothic2"/>
    </style:style>
    <style:style style:name="T37" style:family="text">
      <style:text-properties style:font-name="Century Gothic" officeooo:rsid="000cc4f9" style:font-name-asian="Century Gothic2" style:font-name-complex="Century Gothic2"/>
    </style:style>
    <style:style style:name="T38" style:family="text">
      <style:text-properties style:font-name="Century Gothic" officeooo:rsid="000cdc2c" style:font-name-asian="Century Gothic2" style:font-name-complex="Century Gothic2"/>
    </style:style>
    <style:style style:name="T39" style:family="text">
      <style:text-properties style:font-name="Century Gothic" officeooo:rsid="000e1349" style:font-name-asian="Century Gothic2" style:font-name-complex="Century Gothic2"/>
    </style:style>
    <style:style style:name="T40" style:family="text">
      <style:text-properties style:font-name="Century Gothic" officeooo:rsid="0010c734" style:font-name-asian="Century Gothic2" style:font-name-complex="Century Gothic2"/>
    </style:style>
    <style:style style:name="T41" style:family="text">
      <style:text-properties style:font-name="Century Gothic" officeooo:rsid="0012a439" style:font-name-asian="Century Gothic2" style:font-name-complex="Century Gothic2"/>
    </style:style>
    <style:style style:name="T42" style:family="text">
      <style:text-properties style:font-name="Century Gothic" officeooo:rsid="00141b5a" style:font-name-asian="Century Gothic2" style:font-name-complex="Century Gothic2"/>
    </style:style>
    <style:style style:name="T43" style:family="text">
      <style:text-properties style:font-name="Century Gothic" officeooo:rsid="001562fd" style:font-name-asian="Century Gothic2" style:font-name-complex="Century Gothic2"/>
    </style:style>
    <style:style style:name="T44" style:family="text">
      <style:text-properties style:font-name="Century Gothic" officeooo:rsid="0016d246" style:font-name-asian="Century Gothic2" style:font-name-complex="Century Gothic2"/>
    </style:style>
    <style:style style:name="T45" style:family="text">
      <style:text-properties style:font-name="Century Gothic" officeooo:rsid="0016f412" style:font-name-asian="Century Gothic2" style:font-name-complex="Century Gothic2"/>
    </style:style>
    <style:style style:name="T46" style:family="text">
      <style:text-properties style:font-name="Century Gothic" officeooo:rsid="00186267" style:font-name-asian="Century Gothic2" style:font-name-complex="Century Gothic2"/>
    </style:style>
    <style:style style:name="T47" style:family="text">
      <style:text-properties style:font-name="Century Gothic" officeooo:rsid="0019131b" style:font-name-asian="Century Gothic2" style:font-name-complex="Century Gothic2"/>
    </style:style>
    <style:style style:name="T48" style:family="text">
      <style:text-properties style:font-name="Century Gothic" officeooo:rsid="0019d7b2" style:font-name-asian="Century Gothic2" style:font-name-complex="Century Gothic2"/>
    </style:style>
    <style:style style:name="T49" style:family="text">
      <style:text-properties style:font-name="Century Gothic" officeooo:rsid="001a4dd3" style:font-name-asian="Century Gothic2" style:font-name-complex="Century Gothic2"/>
    </style:style>
    <style:style style:name="T50" style:family="text">
      <style:text-properties style:font-name="Century Gothic" fo:font-style="italic" style:font-name-asian="Century Gothic2" style:font-style-asian="italic" style:font-name-complex="Century Gothic2"/>
    </style:style>
    <style:style style:name="T51" style:family="text">
      <style:text-properties style:font-name="Century Gothic" fo:font-style="italic" officeooo:rsid="000cc4f9" style:font-name-asian="Century Gothic2" style:font-style-asian="italic" style:font-name-complex="Century Gothic2"/>
    </style:style>
    <style:style style:name="T52" style:family="text">
      <style:text-properties style:font-name="Century Gothic" fo:font-style="italic" officeooo:rsid="000cd7b4" style:font-name-asian="Century Gothic2" style:font-style-asian="italic" style:font-name-complex="Century Gothic2"/>
    </style:style>
    <style:style style:name="T53" style:family="text">
      <style:text-properties style:font-name="Century Gothic" fo:font-style="italic" style:font-name-asian="Century Gothic2" style:font-style-asian="italic" style:font-name-complex="Century Gothic2" style:font-style-complex="italic"/>
    </style:style>
    <style:style style:name="T54" style:family="text">
      <style:text-properties style:font-name="Century Gothic" fo:font-style="italic" officeooo:rsid="0012a439" style:font-name-asian="Century Gothic2" style:font-style-asian="italic" style:font-name-complex="Century Gothic2" style:font-style-complex="italic"/>
    </style:style>
    <style:style style:name="T55" style:family="text">
      <style:text-properties style:font-name="Century Gothic" fo:font-style="italic" officeooo:rsid="0016f412" style:font-name-asian="Century Gothic2" style:font-style-asian="italic" style:font-name-complex="Century Gothic2" style:font-style-complex="italic"/>
    </style:style>
    <style:style style:name="T56" style:family="text">
      <style:text-properties style:font-name="Century Gothic" fo:font-style="italic" officeooo:rsid="00186267" style:font-name-asian="Century Gothic2" style:font-style-asian="italic" style:font-name-complex="Century Gothic2" style:font-style-complex="italic"/>
    </style:style>
    <style:style style:name="T57" style:family="text">
      <style:text-properties style:font-name="Century Gothic" fo:font-style="italic" officeooo:rsid="0019131b" style:font-name-asian="Century Gothic2" style:font-style-asian="italic" style:font-name-complex="Century Gothic2" style:font-style-complex="italic"/>
    </style:style>
    <style:style style:name="T58" style:family="text">
      <style:text-properties style:font-name="Century Gothic" fo:font-style="italic" officeooo:rsid="001a4dd3" style:font-name-asian="Century Gothic2" style:font-style-asian="italic" style:font-name-complex="Century Gothic2" style:font-style-complex="italic"/>
    </style:style>
    <style:style style:name="T59" style:family="text">
      <style:text-properties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T60" style:family="text">
      <style:text-properties style:font-name="Century Gothic" fo:font-size="12pt" fo:font-weight="bold" officeooo:rsid="001562fd" style:font-name-asian="Century Gothic2" style:font-size-asian="12pt" style:font-weight-asian="bold" style:font-name-complex="Century Gothic2" style:font-size-complex="12pt"/>
    </style:style>
    <style:style style:name="T61" style:family="text">
      <style:text-properties style:font-name="Century Gothic" fo:font-style="normal" style:font-name-asian="Century Gothic2" style:font-style-asian="normal" style:font-name-complex="Century Gothic2" style:font-style-complex="normal"/>
    </style:style>
    <style:style style:name="T62" style:family="text">
      <style:text-properties style:font-name="Century Gothic" fo:font-style="normal" officeooo:rsid="0012a439" style:font-name-asian="Century Gothic2" style:font-style-asian="normal" style:font-name-complex="Century Gothic2" style:font-style-complex="normal"/>
    </style:style>
    <style:style style:name="T63" style:family="text">
      <style:text-properties style:font-name="Century Gothic" fo:font-style="normal" officeooo:rsid="00155f45" style:font-name-asian="Century Gothic2" style:font-style-asian="normal" style:font-name-complex="Century Gothic2" style:font-style-complex="normal"/>
    </style:style>
    <style:style style:name="T64" style:family="text">
      <style:text-properties style:font-name="Century Gothic" fo:font-style="normal" officeooo:rsid="00186267" style:font-name-asian="Century Gothic2" style:font-style-asian="normal" style:font-name-complex="Century Gothic2" style:font-style-complex="normal"/>
    </style:style>
    <style:style style:name="T65" style:family="text">
      <style:text-properties style:font-name="Century Gothic" fo:font-style="normal" officeooo:rsid="001a4dd3" style:font-name-asian="Century Gothic2" style:font-style-asian="normal" style:font-name-complex="Century Gothic2" style:font-style-complex="normal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weight="bold" style:font-weight-asian="bold"/>
    </style:style>
    <style:style style:name="T69" style:family="text">
      <style:text-properties fo:font-weight="bold" officeooo:rsid="000e1349" style:font-weight-asian="bold"/>
    </style:style>
    <style:style style:name="T70" style:family="text">
      <style:text-properties officeooo:rsid="0019d7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Gestione Account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Standard"><text:span text:style-name="T33">ID:</text:span><text:span text:style-name="T36"> <text:s text:c="53"/></text:span></text:p>
          </table:table-cell>
          <table:table-cell table:style-name="Tabella1.A1" office:value-type="string">
            <text:p text:style-name="P49">UC_1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3">Nome caso d’uso: <text:s text:c="4"/></text:span><text:span text:style-name="T36"><text:s text:c="2"/></text:span></text:p>
          </table:table-cell>
          <table:table-cell table:style-name="Tabella1.A1" office:value-type="string">
            <text:p text:style-name="P50">Registrazione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3">Partecipanti: <text:s text:c="3"/></text:span><text:span text:style-name="T36"><text:s text:c="28"/></text:span></text:p>
          </table:table-cell>
          <table:table-cell table:style-name="Tabella1.A1" office:value-type="string">
            <text:p text:style-name="P51">Utente</text:p>
          </table:table-cell>
        </table:table-row>
        <table:table-row table:style-name="Tabella1.1">
          <table:table-cell table:style-name="Tabella1.A1" office:value-type="string">
            <text:p text:style-name="P7">Entry condition: <text:s text:c="30"/></text:p>
          </table:table-cell>
          <table:table-cell table:style-name="Tabella1.A1" office:value-type="string">
            <text:p text:style-name="Standard"><text:span text:style-name="T36">L’utente da browser accede al sito </text:span><text:span text:style-name="T51">SocialBook</text:span><text:span text:style-name="T36"> e accede alla sezione </text:span><text:span text:style-name="T50">Registrazione</text:span><text:span text:style-name="T36">.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3">Flusso degli eventi: <text:s text:c="2"/></text:span><text:span text:style-name="T36"><text:s text:c="17"/></text:span></text:p>
          </table:table-cell>
          <table:table-cell table:style-name="Tabella1.A1" office:value-type="string">
            <text:p text:style-name="P87">1)Il sistema risponde presentando un form.</text:p>
            <text:p text:style-name="P38"><text:span text:style-name="T36">2) L’utente completa il form inserendo </text:span><text:span text:style-name="T37">username, </text:span><text:span text:style-name="T36">e-mail, password, nome, cognome </text:span><text:span text:style-name="T37">e una breve descrizione</text:span><text:span text:style-name="T36">. </text:span></text:p>
            <text:p text:style-name="P87">3)Quando il form è completo lo sottomette.</text:p>
            <text:p text:style-name="P87">4) Il sistema verifica la validità dei campi e restituisce un messaggio.</text:p>
          </table:table-cell>
        </table:table-row>
        <table:table-row table:style-name="Tabella1.1">
          <table:table-cell table:style-name="Tabella1.A1" office:value-type="string">
            <text:p text:style-name="P7">Eccezione:<text:tab/><text:tab/></text:p>
          </table:table-cell>
          <table:table-cell table:style-name="Tabella1.A1" office:value-type="string">
            <text:p text:style-name="P38"><text:span text:style-name="T36">4.1)</text:span><text:span text:style-name="T33"> </text:span><text:span text:style-name="T36">Se non ha compilato tutti i campi, UC_1.1 </text:span><text:span text:style-name="T50">Campi non compilati: </text:span><text:span text:style-name="T36">viene visualizzata una schermata d’errore che chiede la compilazione dei campi mancanti. <text:s/></text:span></text:p>
            <text:p text:style-name="P38"><text:span text:style-name="T36">4.2) Se ha compilato i campi in modo errato, UC_1.2 </text:span><text:span text:style-name="T50">Campi errati: </text:span><text:span text:style-name="T36">viene visualizzata una schermata d’errore che chiede la ricompilazione dei campi errati. <text:s/></text:span></text:p>
            <text:p text:style-name="P38"><text:span text:style-name="T36">4.3) Se username ed e-mail sono già presenti, UC_1.3 </text:span><text:span text:style-name="T50">Utente già registrato: v</text:span><text:span text:style-name="T36">iene visualizzata una schermata d’errore che chiede di scegliere un altro username o un’altra e-mail.</text:span></text:p>
          </table:table-cell>
        </table:table-row>
        <table:table-row table:style-name="Tabella1.1">
          <table:table-cell table:style-name="Tabella1.A1" office:value-type="string">
            <text:p text:style-name="P7">Exit condition: <text:s text:c="12"/></text:p>
          </table:table-cell>
          <table:table-cell table:style-name="Tabella1.A1" office:value-type="string">
            <text:p text:style-name="P49">L’utente è stato registrato nel sistema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7"><text:bookmark text:name="_gjdgxs"/>ID:</text:p>
          </table:table-cell>
          <table:table-cell table:style-name="Tabella2.A1" office:value-type="string">
            <text:p text:style-name="P49">UC_2</text:p>
          </table:table-cell>
        </table:table-row>
        <table:table-row table:style-name="Tabella2.1">
          <table:table-cell table:style-name="Tabella2.A1" office:value-type="string">
            <text:p text:style-name="P7">Nome caso d’uso:</text:p>
          </table:table-cell>
          <table:table-cell table:style-name="Tabella2.A1" office:value-type="string">
            <text:p text:style-name="P49">Autenticazione</text:p>
          </table:table-cell>
        </table:table-row>
        <table:table-row table:style-name="Tabella2.1">
          <table:table-cell table:style-name="Tabella2.A1" office:value-type="string">
            <text:p text:style-name="P7">Partecipanti:</text:p>
          </table:table-cell>
          <table:table-cell table:style-name="Tabella2.A1" office:value-type="string">
            <text:p text:style-name="P49">Utente</text:p>
          </table:table-cell>
        </table:table-row>
        <table:table-row table:style-name="Tabella2.1">
          <table:table-cell table:style-name="Tabella2.A1" office:value-type="string">
            <text:p text:style-name="P7">Entry condition:</text:p>
          </table:table-cell>
          <table:table-cell table:style-name="Tabella2.A1" office:value-type="string">
            <text:p text:style-name="Standard"><text:span text:style-name="T36">L’utente deve aver aperto all’interno della piattaforma </text:span><text:span text:style-name="T52">SocialBook <text:s/></text:span><text:span text:style-name="T36">il form di </text:span><text:span text:style-name="T50">Login</text:span><text:span text:style-name="T36">.</text:span></text:p>
          </table:table-cell>
        </table:table-row>
        <table:table-row table:style-name="Tabella2.1">
          <table:table-cell table:style-name="Tabella2.A1" office:value-type="string">
            <text:p text:style-name="P7">Flusso degli eventi:</text:p>
          </table:table-cell>
          <table:table-cell table:style-name="Tabella2.A1" office:value-type="string">
            <text:p text:style-name="P44"><text:span text:style-name="T2">1)L’utente inserisce </text:span><text:span text:style-name="T3">username</text:span><text:span text:style-name="T2"> e password, scelti al momento della registrazione.</text:span></text:p>
            <text:p text:style-name="P89">2)Quando il form è completo, lo sottomette.</text:p>
            <text:p text:style-name="P89">3) L’utente viene autenticato.</text:p>
            <text:p text:style-name="P86">4) Il sistema lo reindirizza alla Homepage con utente loggato.</text:p>
          </table:table-cell>
        </table:table-row>
        <table:table-row table:style-name="Tabella2.1">
          <table:table-cell table:style-name="Tabella2.A1" office:value-type="string">
            <text:p text:style-name="P7">Eccezione:</text:p>
          </table:table-cell>
          <table:table-cell table:style-name="Tabella2.A1" office:value-type="string">
            <text:p text:style-name="P44"><text:span text:style-name="T2">1)Se l’utente inserisce una combinazione di username e password errata, UC_2.1 </text:span><text:span text:style-name="T16">Autenticazione fallita: </text:span><text:span text:style-name="T2">Viene visualizzata una schermata d’errore di username o password errata.</text:span></text:p>
          </table:table-cell>
        </table:table-row>
        <table:table-row table:style-name="Tabella2.1">
          <table:table-cell table:style-name="Tabella2.A1" office:value-type="string">
            <text:p text:style-name="P7">Exit condition:</text:p>
          </table:table-cell>
          <table:table-cell table:style-name="Tabella2.A1" office:value-type="string">
            <text:p text:style-name="P49">L’utente ha effettuato l’accesso.</text:p>
          </table:table-cell>
        </table:table-row>
      </table:table>
      <text:p text:style-name="P2"/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><text:bookmark text:name="_30j0zll"/><text:span text:style-name="T33">ID:</text:span><text:span text:style-name="T36"> <text:s text:c="53"/></text:span></text:p>
          </table:table-cell>
          <table:table-cell table:style-name="Tabella3.A1" office:value-type="string">
            <text:p text:style-name="P52">UC_3</text:p>
          </table:table-cell>
        </table:table-row>
        <table:table-row table:style-name="Tabella3.1">
          <table:table-cell table:style-name="Tabella3.A1" office:value-type="string">
            <text:p text:style-name="P9"><text:span text:style-name="T33">Nome caso d’uso: <text:s text:c="4"/></text:span><text:span text:style-name="T36"><text:s text:c="2"/></text:span></text:p>
          </table:table-cell>
          <table:table-cell table:style-name="Tabella3.A1" office:value-type="string">
            <text:p text:style-name="P53">Log-out</text:p>
          </table:table-cell>
        </table:table-row>
        <table:table-row table:style-name="Tabella3.1">
          <table:table-cell table:style-name="Tabella3.A1" office:value-type="string">
            <text:p text:style-name="Standard"><text:span text:style-name="T33">Partecipanti: <text:s text:c="3"/></text:span><text:span text:style-name="T36"><text:s text:c="28"/></text:span></text:p>
          </table:table-cell>
          <table:table-cell table:style-name="Tabella3.A1" office:value-type="string">
            <text:p text:style-name="P54">Utente</text:p>
          </table:table-cell>
        </table:table-row>
        <table:table-row table:style-name="Tabella3.1">
          <table:table-cell table:style-name="Tabella3.A1" office:value-type="string">
            <text:p text:style-name="P7">Entry condition: <text:s text:c="30"/></text:p>
          </table:table-cell>
          <table:table-cell table:style-name="Tabella3.A1" office:value-type="string">
            <text:p text:style-name="P49">L’utente deve aver effettuato l’accesso.</text:p>
          </table:table-cell>
        </table:table-row>
        <table:table-row table:style-name="Tabella3.1">
          <table:table-cell table:style-name="Tabella3.A1" office:value-type="string">
            <text:p text:style-name="P7"/>
            <text:p text:style-name="P7">Flusso degli eventi: <text:s text:c="23"/></text:p>
          </table:table-cell>
          <table:table-cell table:style-name="Tabella3.A1" office:value-type="string">
            <text:p text:style-name="P87">1) L’utente preme il bottone per effettuare il Log-out.</text:p>
          </table:table-cell>
        </table:table-row>
        <table:table-row table:style-name="Tabella3.1">
          <table:table-cell table:style-name="Tabella3.A1" office:value-type="string">
            <text:p text:style-name="P7">Exit condition:</text:p>
          </table:table-cell>
          <table:table-cell table:style-name="Tabella3.A1" office:value-type="string">
            <text:p text:style-name="Standard"><text:span text:style-name="T36">L’utente viene reindirizzato alla </text:span><text:span text:style-name="T50">Homepage</text:span><text:span text:style-name="T36"> del sit</text:span><text:span text:style-name="T39">o.</text:span></text:p>
          </table:table-cell>
        </table:table-row>
      </table:table>
      <text:p text:style-name="P81"/>
      <text:p text:style-name="P81"/>
      <text:p text:style-name="P3"><text:span text:style-name="T68">Gestione </text:span><text:span text:style-name="T69">BookList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8"><text:span text:style-name="T33">ID:</text:span><text:span text:style-name="T36"> <text:s text:c="53"/></text:span></text:p>
          </table:table-cell>
          <table:table-cell table:style-name="Tabella4.A1" office:value-type="string">
            <text:p text:style-name="P52">UC_4<text:soft-page-break/></text:p>
          </table:table-cell>
        </table:table-row>
        <table:table-row table:style-name="Tabella4.1">
          <table:table-cell table:style-name="Tabella4.A1" office:value-type="string">
            <text:p text:style-name="P9"><text:span text:style-name="T33">Nome caso d’uso: <text:s text:c="4"/></text:span><text:span text:style-name="T36"><text:s text:c="2"/></text:span></text:p>
          </table:table-cell>
          <table:table-cell table:style-name="Tabella4.A1" office:value-type="string">
            <text:p text:style-name="P55">Creazione Booklist</text:p>
          </table:table-cell>
        </table:table-row>
        <table:table-row table:style-name="Tabella4.1">
          <table:table-cell table:style-name="Tabella4.A1" office:value-type="string">
            <text:p text:style-name="Standard"><text:span text:style-name="T33">Partecipanti: <text:s text:c="3"/></text:span><text:span text:style-name="T36"><text:s text:c="28"/></text:span></text:p>
          </table:table-cell>
          <table:table-cell table:style-name="Tabella4.A1" office:value-type="string">
            <text:p text:style-name="P54">Utente</text:p>
          </table:table-cell>
        </table:table-row>
        <table:table-row table:style-name="Tabella4.1">
          <table:table-cell table:style-name="Tabella4.A1" office:value-type="string">
            <text:p text:style-name="P7">Entry condition: <text:s text:c="30"/></text:p>
          </table:table-cell>
          <table:table-cell table:style-name="Tabella4.A1" office:value-type="string">
            <text:p text:style-name="Standard"><text:span text:style-name="T36">L’utente deve aver effettuato l’accesso e deve trovarsi nella propria area personale, sezione d</text:span><text:span text:style-name="T38">i Gestione BookList</text:span><text:span text:style-name="T36">.</text:span></text:p>
          </table:table-cell>
        </table:table-row>
        <table:table-row table:style-name="Tabella4.1">
          <table:table-cell table:style-name="Tabella4.A1" office:value-type="string">
            <text:p text:style-name="P7"/>
            <text:p text:style-name="P7">Flusso degli eventi: <text:s text:c="23"/></text:p>
          </table:table-cell>
          <table:table-cell table:style-name="Tabella4.A1" office:value-type="string">
            <text:p text:style-name="P38"><text:span text:style-name="T2">1) Il sistema presenta un form per </text:span><text:span text:style-name="T4">la creazione della booklist</text:span><text:span text:style-name="T2">.</text:span></text:p>
            <text:p text:style-name="P38"><text:span text:style-name="T2">2) L’utente compila il form immettendo l</text:span><text:span text:style-name="T4">il nome della booklist e i libri</text:span><text:span text:style-name="T2">.</text:span></text:p>
            <text:p text:style-name="P87">3)L’utente sottomette il form.</text:p>
            <text:p text:style-name="P38"><text:span text:style-name="T36">4</text:span><text:span text:style-name="T2">) Il sistema controlla i dati inseriti nel form.</text:span></text:p>
            <text:p text:style-name="P38"><text:span text:style-name="T36">5</text:span><text:span text:style-name="T2">) Il sistema genera un messaggio di avvenuta modifica.</text:span></text:p>
          </table:table-cell>
        </table:table-row>
        <table:table-row table:style-name="Tabella4.1">
          <table:table-cell table:style-name="Tabella4.A1" office:value-type="string">
            <text:p text:style-name="P76">Eccezione:</text:p>
          </table:table-cell>
          <table:table-cell table:style-name="Tabella4.A1" office:value-type="string">
            <text:p text:style-name="P21"><text:span text:style-name="T36">1) Se l’utente ha già una booklist con quel nome, UC_4.1 </text:span><text:span text:style-name="T53">Ridondanza nome booklist: </text:span><text:span text:style-name="T61">viene visualizzata una pagina di errore.</text:span></text:p>
          </table:table-cell>
        </table:table-row>
        <table:table-row table:style-name="Tabella4.1">
          <table:table-cell table:style-name="Tabella4.A7" office:value-type="string">
            <text:p text:style-name="P77">Exit condition:</text:p>
          </table:table-cell>
          <table:table-cell table:style-name="Tabella4.A7" office:value-type="string">
            <text:p text:style-name="P22">L’utente ha creato la bookList.</text:p>
          </table:table-cell>
        </table:table-row>
      </table:table>
      <text:p text:style-name="P82"/>
      <text:p text:style-name="P82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7">ID:</text:p>
          </table:table-cell>
          <table:table-cell table:style-name="Tabella5.A1" office:value-type="string">
            <text:p text:style-name="P49">UC_5</text:p>
          </table:table-cell>
        </table:table-row>
        <table:table-row table:style-name="Tabella5.1">
          <table:table-cell table:style-name="Tabella5.A1" office:value-type="string">
            <text:p text:style-name="P7">Nome caso d’uso:</text:p>
          </table:table-cell>
          <table:table-cell table:style-name="Tabella5.A1" office:value-type="string">
            <text:p text:style-name="P56">Modifica BookList</text:p>
          </table:table-cell>
        </table:table-row>
        <table:table-row table:style-name="Tabella5.1">
          <table:table-cell table:style-name="Tabella5.A1" office:value-type="string">
            <text:p text:style-name="P7">Partecipanti:</text:p>
          </table:table-cell>
          <table:table-cell table:style-name="Tabella5.A1" office:value-type="string">
            <text:p text:style-name="P56">Utente</text:p>
          </table:table-cell>
        </table:table-row>
        <table:table-row table:style-name="Tabella5.1">
          <table:table-cell table:style-name="Tabella5.A1" office:value-type="string">
            <text:p text:style-name="P7">Entry condition:</text:p>
          </table:table-cell>
          <table:table-cell table:style-name="Tabella5.A1" office:value-type="string">
            <text:p text:style-name="P20"><text:span text:style-name="T36">L’utente deve aver effettuato l’accesso e deve trovarsi nella propria area personale, sezione d</text:span><text:span text:style-name="T38">i Gestione BookList</text:span><text:span text:style-name="T36">.</text:span></text:p>
          </table:table-cell>
        </table:table-row>
        <table:table-row table:style-name="Tabella5.1">
          <table:table-cell table:style-name="Tabella5.A1" office:value-type="string">
            <text:p text:style-name="P7">Flusso degli eventi:</text:p>
          </table:table-cell>
          <table:table-cell table:style-name="Tabella5.A1" office:value-type="string">
            <text:p text:style-name="P38"><text:span text:style-name="T2">1)</text:span><text:span text:style-name="T4">L’Utente seleziona la booklist da eliminare.</text:span></text:p>
            <text:p text:style-name="P38"><text:span text:style-name="T2"><text:s/>2) L’</text:span><text:span text:style-name="T5">Utente elimina la booklist</text:span><text:span text:style-name="T2"> con il click sul relativo bottone di </text:span><text:span text:style-name="T17">Eliminazione.</text:span></text:p>
          </table:table-cell>
        </table:table-row>
        <table:table-row table:style-name="Tabella5.1">
          <table:table-cell table:style-name="Tabella5.A1" office:value-type="string">
            <text:p text:style-name="P7">Exit condition:</text:p>
          </table:table-cell>
          <table:table-cell table:style-name="Tabella5.A1" office:value-type="string">
            <text:p text:style-name="Standard"><text:span text:style-name="T39">Booklist eliminata</text:span><text:span text:style-name="T36">.</text:span></text:p>
          </table:table-cell>
        </table:table-row>
      </table:table>
      <text:p text:style-name="Standard"/>
      <text:p text:style-name="Standard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7">ID:</text:p>
          </table:table-cell>
          <table:table-cell table:style-name="Tabella6.A1" office:value-type="string">
            <text:p text:style-name="P49">UC_6</text:p>
          </table:table-cell>
        </table:table-row>
        <table:table-row table:style-name="Tabella6.1">
          <table:table-cell table:style-name="Tabella6.A1" office:value-type="string">
            <text:p text:style-name="P7">Nome caso d’uso:</text:p>
          </table:table-cell>
          <table:table-cell table:style-name="Tabella6.A1" office:value-type="string">
            <text:p text:style-name="P57">Modifica BookList</text:p>
          </table:table-cell>
        </table:table-row>
        <text:soft-page-break/>
        <table:table-row table:style-name="Tabella6.1">
          <table:table-cell table:style-name="Tabella6.A1" office:value-type="string">
            <text:p text:style-name="P7">Partecipanti:</text:p>
          </table:table-cell>
          <table:table-cell table:style-name="Tabella6.A1" office:value-type="string">
            <text:p text:style-name="P57">Utente</text:p>
          </table:table-cell>
        </table:table-row>
        <table:table-row table:style-name="Tabella6.1">
          <table:table-cell table:style-name="Tabella6.A1" office:value-type="string">
            <text:p text:style-name="P7">Entry condition:</text:p>
          </table:table-cell>
          <table:table-cell table:style-name="Tabella6.A1" office:value-type="string">
            <text:p text:style-name="P27"><text:span text:style-name="T36">L’utente deve aver effettuato l’accesso e deve trovarsi nella propria area personale, sezione d</text:span><text:span text:style-name="T38">i Gestione BookList</text:span><text:span text:style-name="T36">.</text:span></text:p>
          </table:table-cell>
        </table:table-row>
        <table:table-row table:style-name="Tabella6.1">
          <table:table-cell table:style-name="Tabella6.A1" office:value-type="string">
            <text:p text:style-name="P7">Flusso degli eventi:</text:p>
          </table:table-cell>
          <table:table-cell table:style-name="Tabella6.A1" office:value-type="string">
            <text:p text:style-name="P38"><text:span text:style-name="T2">1)L’</text:span><text:span text:style-name="T6">utente seleziona la booklist da modificare</text:span><text:span text:style-name="T2">.</text:span></text:p>
            <text:p text:style-name="P39"><text:span text:style-name="T2"><text:s/>2)L’</text:span><text:span text:style-name="T5">Utente elimina la booklist</text:span><text:span text:style-name="T2"> con il click sul relativo bottone di </text:span><text:span text:style-name="T19">Modifica</text:span><text:span text:style-name="T17">.</text:span></text:p>
            <text:p text:style-name="P43"><text:span text:style-name="T5">3</text:span><text:span text:style-name="T2">) Viene visualizzato il form con i libri contenuti nella booklist selezinata.</text:span></text:p>
            <text:p text:style-name="P42"><text:span text:style-name="T7">4.1</text:span><text:span text:style-name="T2">) L’utente </text:span><text:span text:style-name="T7">elimina con un click sul bottone </text:span><text:span text:style-name="T20">Elimina libro</text:span><text:span text:style-name="T7"> un libro appartenente alla booklist.</text:span></text:p>
            <text:p text:style-name="P88">OPPURE</text:p>
            <text:p text:style-name="P43"><text:span text:style-name="T2">4.2) L’utente aggiunge un libro con un click sul bottone </text:span><text:span text:style-name="T18">Aggiungi Libro.</text:span></text:p>
            <text:p text:style-name="P88">5) L’utente sottomette il form.</text:p>
            <text:p text:style-name="P45"><text:span text:style-name="T8">6</text:span><text:span text:style-name="T2">)Il sistema genera un messaggio di </text:span><text:span text:style-name="T8">booklist</text:span><text:span text:style-name="T2"> modificata.</text:span></text:p>
          </table:table-cell>
        </table:table-row>
        <table:table-row table:style-name="Tabella6.1">
          <table:table-cell table:style-name="Tabella6.A1" office:value-type="string">
            <text:p text:style-name="P7">Exit condition:</text:p>
          </table:table-cell>
          <table:table-cell table:style-name="Tabella6.A1" office:value-type="string">
            <text:p text:style-name="Standard"><text:span text:style-name="T39">Booklist modificata</text:span><text:span text:style-name="T36">.</text:span></text:p>
          </table:table-cell>
        </table:table-row>
      </table:table>
      <text:p text:style-name="Standard"/>
      <text:p text:style-name="P83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7">ID:</text:p>
          </table:table-cell>
          <table:table-cell table:style-name="Tabella7.A1" office:value-type="string">
            <text:p text:style-name="P49">UC_7</text:p>
          </table:table-cell>
        </table:table-row>
        <table:table-row table:style-name="Tabella7.1">
          <table:table-cell table:style-name="Tabella7.A1" office:value-type="string">
            <text:p text:style-name="P7">Nome caso d’uso:</text:p>
          </table:table-cell>
          <table:table-cell table:style-name="Tabella7.A1" office:value-type="string">
            <text:p text:style-name="P58">Aggiunta libro ai preferiti</text:p>
          </table:table-cell>
        </table:table-row>
        <table:table-row table:style-name="Tabella7.1">
          <table:table-cell table:style-name="Tabella7.A1" office:value-type="string">
            <text:p text:style-name="P7">Partecipanti:</text:p>
          </table:table-cell>
          <table:table-cell table:style-name="Tabella7.A1" office:value-type="string">
            <text:p text:style-name="P58">Utente</text:p>
          </table:table-cell>
        </table:table-row>
        <table:table-row table:style-name="Tabella7.1">
          <table:table-cell table:style-name="Tabella7.A1" office:value-type="string">
            <text:p text:style-name="P7">Entry condition:</text:p>
          </table:table-cell>
          <table:table-cell table:style-name="Tabella7.A1" office:value-type="string">
            <text:p text:style-name="P28"><text:span text:style-name="T36">L’</text:span><text:span text:style-name="T40">utente</text:span><text:span text:style-name="T36"> deve trovarsi nella pagina dov</text:span><text:span text:style-name="T40">e sono presenti le informazioni riguardanti il libro</text:span><text:span text:style-name="T36">.</text:span></text:p>
          </table:table-cell>
        </table:table-row>
        <table:table-row table:style-name="Tabella7.1">
          <table:table-cell table:style-name="Tabella7.A1" office:value-type="string">
            <text:p text:style-name="Standard"><text:span text:style-name="T33">Flusso degli eventi:</text:span></text:p>
          </table:table-cell>
          <table:table-cell table:style-name="Tabella7.A1" office:value-type="string">
            <text:p text:style-name="P38"><text:span text:style-name="T2">1)L’</text:span><text:span text:style-name="T9">utente clicca sul bottone </text:span><text:span text:style-name="T21">Aggiungi ai preferiti.</text:span></text:p>
            <text:p text:style-name="P38"><text:span text:style-name="T2"><text:s/>2)Il sistema </text:span><text:span text:style-name="T9">genera un messaggio di aggiunta riuscita</text:span><text:span text:style-name="T2">.</text:span></text:p>
          </table:table-cell>
        </table:table-row>
        <table:table-row table:style-name="Tabella7.1">
          <table:table-cell table:style-name="Tabella7.A1" office:value-type="string">
            <text:p text:style-name="P7">Exit condition:</text:p>
          </table:table-cell>
          <table:table-cell table:style-name="Tabella7.A1" office:value-type="string">
            <text:p text:style-name="Standard"><text:span text:style-name="T40">Il libro è stato aggiunto ai preferiti</text:span><text:span text:style-name="T36">.</text:span></text:p>
          </table:table-cell>
        </table:table-row>
      </table:table>
      <text:p text:style-name="P2"/>
      <text:p text:style-name="P2"/>
      <text:p text:style-name="P5">Gestione carrello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8"><text:span text:style-name="T33">ID:</text:span><text:span text:style-name="T36"> <text:s text:c="53"/></text:span></text:p>
          </table:table-cell>
          <table:table-cell table:style-name="Tabella8.A1" office:value-type="string">
            <text:p text:style-name="P52">UC_8</text:p>
          </table:table-cell>
        </table:table-row>
        <table:table-row table:style-name="Tabella8.1">
          <table:table-cell table:style-name="Tabella8.A1" office:value-type="string">
            <text:p text:style-name="P9"><text:span text:style-name="T33">Nome caso </text:span><text:soft-page-break/><text:span text:style-name="T33">d’uso: <text:s text:c="4"/></text:span><text:span text:style-name="T36"><text:s text:c="2"/></text:span></text:p>
          </table:table-cell>
          <table:table-cell table:style-name="Tabella8.A1" office:value-type="string">
            <text:p text:style-name="P59">Aggiunta al carrello<text:soft-page-break/></text:p>
          </table:table-cell>
        </table:table-row>
        <table:table-row table:style-name="Tabella8.1">
          <table:table-cell table:style-name="Tabella8.A1" office:value-type="string">
            <text:p text:style-name="Standard"><text:span text:style-name="T33">Partecipanti:</text:span><text:span text:style-name="T36"> <text:s text:c="24"/></text:span></text:p>
          </table:table-cell>
          <table:table-cell table:style-name="Tabella8.A1" office:value-type="string">
            <text:p text:style-name="P60">Utente</text:p>
          </table:table-cell>
        </table:table-row>
        <table:table-row table:style-name="Tabella8.1">
          <table:table-cell table:style-name="Tabella8.A1" office:value-type="string">
            <text:p text:style-name="P7">Entry condition: <text:s text:c="26"/></text:p>
          </table:table-cell>
          <table:table-cell table:style-name="Tabella8.A1" office:value-type="string">
            <text:p text:style-name="P28"><text:span text:style-name="T36">L’</text:span><text:span text:style-name="T40">utente</text:span><text:span text:style-name="T36"> deve aver effettuato l’accesso e deve trovarsi nella pagina dov</text:span><text:span text:style-name="T40">e sono presenti le informazioni riguardanti il libro</text:span><text:span text:style-name="T36">.</text:span></text:p>
          </table:table-cell>
        </table:table-row>
        <table:table-row table:style-name="Tabella8.5">
          <table:table-cell table:style-name="Tabella8.A1" office:value-type="string">
            <text:p text:style-name="P7"/>
            <text:p text:style-name="P7">Flusso degli eventi: <text:s text:c="9"/></text:p>
          </table:table-cell>
          <table:table-cell table:style-name="Tabella8.A1" office:value-type="string">
            <text:p text:style-name="P44"><text:span text:style-name="T2">1) L’</text:span><text:span text:style-name="T10">utente </text:span><text:span text:style-name="T2">clicca sul pulsante </text:span><text:span text:style-name="T26">Aggiungi al carrello</text:span><text:span text:style-name="T2">.</text:span></text:p>
            <text:p text:style-name="P44"><text:span text:style-name="T1">2)</text:span><text:span text:style-name="T27">Il sistema reindirizza l’utente alla pagina del</text:span><text:span text:style-name="T28"> Carrello</text:span><text:span text:style-name="T1">.</text:span></text:p>
            <text:p text:style-name="P44"><text:span text:style-name="T41">3</text:span><text:span text:style-name="T36">)Il sistema genera un messaggio di </text:span><text:span text:style-name="T41">aggiunta effettuata</text:span><text:span text:style-name="T36">.</text:span></text:p>
          </table:table-cell>
        </table:table-row>
        <table:table-row table:style-name="Tabella8.6">
          <table:table-cell table:style-name="Tabella8.A1" office:value-type="string">
            <text:p text:style-name="P7">Exit condition:</text:p>
          </table:table-cell>
          <table:table-cell table:style-name="Tabella8.A1" office:value-type="string">
            <text:p text:style-name="P61">Articolo aggiunto al carrello</text:p>
          </table:table-cell>
        </table:table-row>
      </table:table>
      <text:p text:style-name="P2"/>
      <text:p text:style-name="P2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8"><text:span text:style-name="T33">ID:</text:span><text:span text:style-name="T36"> <text:s text:c="53"/></text:span></text:p>
          </table:table-cell>
          <table:table-cell table:style-name="Tabella9.A1" office:value-type="string">
            <text:p text:style-name="P52">UC_9</text:p>
          </table:table-cell>
        </table:table-row>
        <table:table-row table:style-name="Tabella9.1">
          <table:table-cell table:style-name="Tabella9.A1" office:value-type="string">
            <text:p text:style-name="P9"><text:span text:style-name="T33">Nome caso d’uso: <text:s text:c="4"/></text:span><text:span text:style-name="T36"><text:s text:c="2"/></text:span></text:p>
          </table:table-cell>
          <table:table-cell table:style-name="Tabella9.A1" office:value-type="string">
            <text:p text:style-name="P59">Rimozione libro da carrello</text:p>
          </table:table-cell>
        </table:table-row>
        <table:table-row table:style-name="Tabella9.1">
          <table:table-cell table:style-name="Tabella9.A1" office:value-type="string">
            <text:p text:style-name="Standard"><text:span text:style-name="T33">Partecipanti: <text:s text:c="3"/></text:span><text:span text:style-name="T36"><text:s text:c="28"/></text:span></text:p>
          </table:table-cell>
          <table:table-cell table:style-name="Tabella9.A1" office:value-type="string">
            <text:p text:style-name="P60">Utente</text:p>
          </table:table-cell>
        </table:table-row>
        <table:table-row table:style-name="Tabella9.1">
          <table:table-cell table:style-name="Tabella9.A1" office:value-type="string">
            <text:p text:style-name="P7">Entry condition: <text:s text:c="30"/></text:p>
          </table:table-cell>
          <table:table-cell table:style-name="Tabella9.A1" office:value-type="string">
            <text:p text:style-name="P30"><text:span text:style-name="T36">L’</text:span><text:span text:style-name="T40">utente</text:span><text:span text:style-name="T36"> deve aver effettuato l’accesso e deve trovarsi nella pagina </text:span><text:span text:style-name="T41">del Carrello.</text:span></text:p>
          </table:table-cell>
        </table:table-row>
        <table:table-row table:style-name="Tabella9.5">
          <table:table-cell table:style-name="Tabella9.A1" office:value-type="string">
            <text:p text:style-name="P7"/>
            <text:p text:style-name="P7">Flusso degli eventi: <text:s text:c="23"/></text:p>
          </table:table-cell>
          <table:table-cell table:style-name="Tabella9.A1" office:value-type="string">
            <text:p text:style-name="P38"><text:span text:style-name="T36">1)Il sistema presenta </text:span><text:span text:style-name="T41">la lista dei libri presenti nel carrello</text:span><text:span text:style-name="T36">.</text:span></text:p>
            <text:p text:style-name="P38"><text:span text:style-name="T36">2) L’</text:span><text:span text:style-name="T41">utente clicca sul pulsante </text:span><text:span text:style-name="T54">Rimuovi</text:span><text:span text:style-name="T62"> in prossimità del libro scelto</text:span><text:span text:style-name="T36">.</text:span></text:p>
            <text:p text:style-name="P44"><text:span text:style-name="T36">3</text:span><text:span text:style-name="T2">Il sistema genera un messaggio di </text:span><text:span text:style-name="T10">elemento eliminato.</text:span></text:p>
          </table:table-cell>
        </table:table-row>
        <table:table-row table:style-name="Tabella9.1">
          <table:table-cell table:style-name="Tabella9.A1" office:value-type="string">
            <text:p text:style-name="P7">Exit condition:</text:p>
          </table:table-cell>
          <table:table-cell table:style-name="Tabella9.A1" office:value-type="string">
            <text:p text:style-name="P61">Carrello modificato</text:p>
          </table:table-cell>
        </table:table-row>
      </table:table>
      <text:p text:style-name="P2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8"><text:span text:style-name="T33">ID:</text:span><text:span text:style-name="T36"> <text:s text:c="53"/></text:span></text:p>
          </table:table-cell>
          <table:table-cell table:style-name="Tabella10.A1" office:value-type="string">
            <text:p text:style-name="P52">UC_10</text:p>
          </table:table-cell>
        </table:table-row>
        <table:table-row table:style-name="Tabella10.1">
          <table:table-cell table:style-name="Tabella10.A1" office:value-type="string">
            <text:p text:style-name="P9"><text:span text:style-name="T33">Nome caso d’uso: <text:s text:c="4"/></text:span><text:span text:style-name="T36"><text:s text:c="2"/></text:span></text:p>
          </table:table-cell>
          <table:table-cell table:style-name="Tabella10.A1" office:value-type="string">
            <text:p text:style-name="P29"><text:span text:style-name="T36">Acquisto </text:span><text:span text:style-name="T47">libro</text:span></text:p>
          </table:table-cell>
        </table:table-row>
        <table:table-row table:style-name="Tabella10.1">
          <table:table-cell table:style-name="Tabella10.A1" office:value-type="string">
            <text:p text:style-name="Standard"><text:span text:style-name="T33">Partecipanti: <text:s text:c="3"/></text:span><text:span text:style-name="T36"><text:s text:c="28"/></text:span></text:p>
          </table:table-cell>
          <table:table-cell table:style-name="Tabella10.A1" office:value-type="string">
            <text:p text:style-name="P60">Utente</text:p>
          </table:table-cell>
        </table:table-row>
        <table:table-row table:style-name="Tabella10.1">
          <table:table-cell table:style-name="Tabella10.A1" office:value-type="string">
            <text:p text:style-name="P7">Entry condition: <text:s text:c="30"/></text:p>
          </table:table-cell>
          <table:table-cell table:style-name="Tabella10.A1" office:value-type="string">
            <text:p text:style-name="P30"><text:span text:style-name="T36">L’</text:span><text:span text:style-name="T40">utente</text:span><text:span text:style-name="T36"> deve aver effettuato l’accesso e deve trovarsi nella pagina </text:span><text:span text:style-name="T41">del Carrello.</text:span></text:p>
          </table:table-cell>
        </table:table-row>
        <table:table-row table:style-name="Tabella10.1">
          <table:table-cell table:style-name="Tabella10.A1" office:value-type="string">
            <text:p text:style-name="P7"/>
            <text:p text:style-name="P7">Flusso degli eventi: <text:s text:c="23"/></text:p>
          </table:table-cell>
          <table:table-cell table:style-name="Tabella10.A1" office:value-type="string">
            <text:p text:style-name="P44"><text:span text:style-name="T2">1) Il sistema presenta </text:span><text:span text:style-name="T10">la lista dei libri presenti nel carrello</text:span><text:span text:style-name="T2">.</text:span></text:p>
            <text:p text:style-name="P38"><text:span text:style-name="T36">2) L’</text:span><text:span text:style-name="T41">utente clicca sul bottone </text:span><text:span text:style-name="T54">Procedi all’acquisto</text:span><text:span text:style-name="T36">.</text:span></text:p>
            <text:p text:style-name="P38"><text:span text:style-name="T36">3) </text:span><text:span text:style-name="T41">Il sistema propone un form in cui inserire le info</text:span><text:span text:style-name="T42">r</text:span><text:span text:style-name="T41">mazioni sul </text:span><text:soft-page-break/><text:span text:style-name="T41">metodo di pagamento.</text:span></text:p>
            <text:p text:style-name="P44"><text:span text:style-name="T36">4</text:span><text:span text:style-name="T2">)</text:span><text:span text:style-name="T10">L’utente compila e sottomette il form tramite bottone </text:span><text:span text:style-name="T22">Conferma</text:span><text:span text:style-name="T2">.</text:span></text:p>
            <text:p text:style-name="P90">5) Il sistema genera un messaggio di avvenuto acquisto.</text:p>
            <text:p text:style-name="P46"><text:span text:style-name="T2">6) </text:span><text:span text:style-name="T11">Il sistema reindirizza l’utente sulla pagina di home.</text:span></text:p>
          </table:table-cell>
        </table:table-row>
        <table:table-row table:style-name="Tabella10.1">
          <table:table-cell table:style-name="Tabella10.A1" office:value-type="string">
            <text:p text:style-name="Standard"><text:span text:style-name="T33">E</text:span><text:span text:style-name="T34">ccezione:</text:span></text:p>
          </table:table-cell>
          <table:table-cell table:style-name="Tabella10.A1" office:value-type="string">
            <text:p text:style-name="P31"><text:span text:style-name="T36">1) Se l’utente inserisce dati non conformi alla richiesta del form, </text:span><text:span text:style-name="T45">10</text:span><text:span text:style-name="T36">.1 </text:span><text:span text:style-name="T53">Dati non conformi: </text:span><text:span text:style-name="T61">viene visualizzata una pagina di errore.</text:span></text:p>
          </table:table-cell>
        </table:table-row>
        <table:table-row table:style-name="Tabella10.1">
          <table:table-cell table:style-name="Tabella10.A7" office:value-type="string">
            <text:p text:style-name="P23">Exit condition:</text:p>
          </table:table-cell>
          <table:table-cell table:style-name="Tabella10.A7" office:value-type="string">
            <text:p text:style-name="P62">Acquisto avvenuto</text:p>
          </table:table-cell>
        </table:table-row>
      </table:table>
      <text:p text:style-name="P2"/>
      <text:p text:style-name="Standard"><text:span text:style-name="T60">Interaz</text:span><text:span text:style-name="T59">ione Utente</text:span></text:p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8"><text:span text:style-name="T33">ID:</text:span><text:span text:style-name="T36"> <text:s text:c="53"/></text:span></text:p>
          </table:table-cell>
          <table:table-cell table:style-name="Tabella11.A1" office:value-type="string">
            <text:p text:style-name="P52">UC_11</text:p>
          </table:table-cell>
        </table:table-row>
        <table:table-row table:style-name="Tabella11.1">
          <table:table-cell table:style-name="Tabella11.A1" office:value-type="string">
            <text:p text:style-name="P9"><text:span text:style-name="T33">Nome caso d’uso: <text:s text:c="4"/></text:span><text:span text:style-name="T36"><text:s text:c="2"/></text:span></text:p>
          </table:table-cell>
          <table:table-cell table:style-name="Tabella11.A1" office:value-type="string">
            <text:p text:style-name="P63">Recensione libro</text:p>
          </table:table-cell>
        </table:table-row>
        <table:table-row table:style-name="Tabella11.1">
          <table:table-cell table:style-name="Tabella11.A1" office:value-type="string">
            <text:p text:style-name="Standard"><text:span text:style-name="T33">Partecipanti: <text:s text:c="3"/></text:span><text:span text:style-name="T36"><text:s text:c="28"/></text:span></text:p>
          </table:table-cell>
          <table:table-cell table:style-name="Tabella11.A1" office:value-type="string">
            <text:p text:style-name="P54">Utente</text:p>
          </table:table-cell>
        </table:table-row>
        <table:table-row table:style-name="Tabella11.1">
          <table:table-cell table:style-name="Tabella11.A1" office:value-type="string">
            <text:p text:style-name="P7">Entry condition: <text:s text:c="30"/></text:p>
          </table:table-cell>
          <table:table-cell table:style-name="Tabella11.A1" office:value-type="string">
            <text:p text:style-name="Standard"><text:span text:style-name="T36">L’utente deve aver effettuato l’accesso e deve trovarsi </text:span><text:span text:style-name="T43">sulla pagina del libro</text:span><text:span text:style-name="T36">.</text:span></text:p>
          </table:table-cell>
        </table:table-row>
        <table:table-row table:style-name="Tabella11.1">
          <table:table-cell table:style-name="Tabella11.A1" office:value-type="string">
            <text:p text:style-name="P7"/>
            <text:p text:style-name="P7">Flusso degli eventi: <text:s text:c="23"/></text:p>
          </table:table-cell>
          <table:table-cell table:style-name="Tabella11.A1" office:value-type="string">
            <text:p text:style-name="P44"><text:span text:style-name="T2">1) L’utente </text:span><text:span text:style-name="T12">scrive la recensione nell’apposito form</text:span></text:p>
            <text:p text:style-name="P44"><text:span text:style-name="T2">2) </text:span><text:span text:style-name="T12">L’utente sottomette il form tramite bottone </text:span><text:span text:style-name="T23">Pubblica</text:span><text:span text:style-name="T30">.</text:span></text:p>
            <text:p text:style-name="P47"><text:span text:style-name="T30">3</text:span><text:span text:style-name="T29">) Il sistema manda un messaggio di recensione pubblicata</text:span></text:p>
          </table:table-cell>
        </table:table-row>
        <table:table-row table:style-name="Tabella11.1">
          <table:table-cell table:style-name="Tabella11.A1" office:value-type="string">
            <text:p text:style-name="P7">Exit condition:</text:p>
          </table:table-cell>
          <table:table-cell table:style-name="Tabella11.A1" office:value-type="string">
            <text:p text:style-name="P64">Il libro ha un’altra recensione.</text:p>
          </table:table-cell>
        </table:table-row>
      </table:table>
      <text:p text:style-name="P4"/>
      <text:p text:style-name="P4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7">ID:</text:p>
          </table:table-cell>
          <table:table-cell table:style-name="Tabella12.A1" office:value-type="string">
            <text:p text:style-name="P49">UC_12</text:p>
          </table:table-cell>
        </table:table-row>
        <table:table-row table:style-name="Tabella12.1">
          <table:table-cell table:style-name="Tabella12.A1" office:value-type="string">
            <text:p text:style-name="P7">Nome caso d’uso:</text:p>
          </table:table-cell>
          <table:table-cell table:style-name="Tabella12.A1" office:value-type="string">
            <text:p text:style-name="P64">Seguire utente</text:p>
          </table:table-cell>
        </table:table-row>
        <table:table-row table:style-name="Tabella12.1">
          <table:table-cell table:style-name="Tabella12.A1" office:value-type="string">
            <text:p text:style-name="P7">Partecipanti:</text:p>
          </table:table-cell>
          <table:table-cell table:style-name="Tabella12.A1" office:value-type="string">
            <text:p text:style-name="P49">Utente </text:p>
          </table:table-cell>
        </table:table-row>
        <table:table-row table:style-name="Tabella12.1">
          <table:table-cell table:style-name="Tabella12.A1" office:value-type="string">
            <text:p text:style-name="P7">Entry condition:</text:p>
          </table:table-cell>
          <table:table-cell table:style-name="Tabella12.A1" office:value-type="string">
            <text:p text:style-name="Standard"><text:span text:style-name="T36">L’utente deve aver effettuato l’accesso e deve </text:span><text:span text:style-name="T43">essere sul profilo di un secondo utente</text:span><text:span text:style-name="T50">.</text:span></text:p>
          </table:table-cell>
        </table:table-row>
        <table:table-row table:style-name="Tabella12.1">
          <table:table-cell table:style-name="Tabella12.A1" office:value-type="string">
            <text:p text:style-name="P7">Flusso degli eventi:</text:p>
          </table:table-cell>
          <table:table-cell table:style-name="Tabella12.A1" office:value-type="string">
            <text:p text:style-name="P38"><text:span text:style-name="T2">1) L’utente clicca sul pulsante </text:span><text:span text:style-name="T23">Segui</text:span><text:span text:style-name="T2"> .</text:span></text:p>
            <text:p text:style-name="P40"><text:span text:style-name="T2">2)</text:span><text:span text:style-name="T13">Il sistema aggiorna la lista delle booklists seguite.</text:span></text:p>
            <text:p text:style-name="P40"><text:span text:style-name="T13">3)</text:span><text:span text:style-name="T2">Il sistema restituisce una notifica all’utente.</text:span></text:p>
          </table:table-cell>
        </table:table-row>
        <text:soft-page-break/>
        <table:table-row table:style-name="Tabella12.1">
          <table:table-cell table:style-name="Tabella12.A1" office:value-type="string">
            <text:p text:style-name="P7">Exit condition:</text:p>
          </table:table-cell>
          <table:table-cell table:style-name="Tabella12.A1" office:value-type="string">
            <text:p text:style-name="Standard"><text:span text:style-name="T44">Lista Booklists seguite aggiornate</text:span><text:span text:style-name="T36">.</text:span></text:p>
          </table:table-cell>
        </table:table-row>
      </table:table>
      <text:p text:style-name="P4"/>
      <text:p text:style-name="P4"/>
      <text:p text:style-name="P4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Standard"><text:span text:style-name="T33">ID:</text:span><text:span text:style-name="T36"> <text:s text:c="53"/></text:span></text:p>
          </table:table-cell>
          <table:table-cell table:style-name="Tabella13.A1" office:value-type="string">
            <text:p text:style-name="P49">UC_13</text:p>
          </table:table-cell>
        </table:table-row>
        <table:table-row table:style-name="Tabella13.1">
          <table:table-cell table:style-name="Tabella13.A1" office:value-type="string">
            <text:p text:style-name="Standard"><text:span text:style-name="T33">Nome caso d’uso: <text:s text:c="4"/></text:span><text:span text:style-name="T36"><text:s text:c="2"/></text:span></text:p>
          </table:table-cell>
          <table:table-cell table:style-name="Tabella13.A1" office:value-type="string">
            <text:p text:style-name="P65">Seguire booklist</text:p>
          </table:table-cell>
        </table:table-row>
        <table:table-row table:style-name="Tabella13.1">
          <table:table-cell table:style-name="Tabella13.A1" office:value-type="string">
            <text:p text:style-name="P10"><text:span text:style-name="T33">Partecipanti: <text:s text:c="3"/></text:span><text:span text:style-name="T36"><text:s text:c="28"/></text:span></text:p>
          </table:table-cell>
          <table:table-cell table:style-name="Tabella13.A1" office:value-type="string">
            <text:p text:style-name="P66">Utente</text:p>
          </table:table-cell>
        </table:table-row>
        <table:table-row table:style-name="Tabella13.1">
          <table:table-cell table:style-name="Tabella13.A1" office:value-type="string">
            <text:p text:style-name="P78">Entry condition: <text:s text:c="31"/></text:p>
          </table:table-cell>
          <table:table-cell table:style-name="Tabella13.A1" office:value-type="string">
            <text:p text:style-name="P12"><text:span text:style-name="T36">L’utente deve aver effettuato l’accesso</text:span><text:span text:style-name="T50">.</text:span></text:p>
          </table:table-cell>
        </table:table-row>
        <table:table-row table:style-name="Tabella13.1">
          <table:table-cell table:style-name="Tabella13.A1" office:value-type="string">
            <text:p text:style-name="P15"><text:span text:style-name="T33">Flusso degli eventi: <text:s text:c="2"/></text:span><text:span text:style-name="T36"><text:s text:c="22"/></text:span></text:p>
          </table:table-cell>
          <table:table-cell table:style-name="Tabella13.A1" office:value-type="string">
            <text:p text:style-name="P18"><text:span text:style-name="T36">1)L’utente visualizza una </text:span><text:span text:style-name="T44">booklist</text:span><text:span text:style-name="T36">.</text:span></text:p>
            <text:p text:style-name="P18"><text:span text:style-name="T36">2)L’utente </text:span><text:span text:style-name="T44">clicca sul pulsante segui</text:span><text:span text:style-name="T36">.</text:span></text:p>
            <text:p text:style-name="P18"><text:span text:style-name="T13">3)</text:span><text:span text:style-name="T2">Il sistema restituisce una notifica all’utente.</text:span><text:span text:style-name="T36"><text:tab/></text:span></text:p>
          </table:table-cell>
        </table:table-row>
        <table:table-row table:style-name="Tabella13.1">
          <table:table-cell table:style-name="Tabella13.A1" office:value-type="string">
            <text:p text:style-name="P7">Exit condition:</text:p>
          </table:table-cell>
          <table:table-cell table:style-name="Tabella13.A1" office:value-type="string">
            <text:p text:style-name="P65">Booklist aggiunta alla lista delle booklists seguite.</text:p>
          </table:table-cell>
        </table:table-row>
      </table:table>
      <text:p text:style-name="Standard"/>
      <text:p text:style-name="Standard"/>
      <text:p text:style-name="P6"/>
      <text:p text:style-name="P6"/>
      <text:p text:style-name="P6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37"><text:span text:style-name="T33">ID:</text:span><text:span text:style-name="T36"> <text:s text:c="53"/></text:span></text:p>
          </table:table-cell>
          <table:table-cell table:style-name="Tabella18.A1" office:value-type="string">
            <text:p text:style-name="P37"><text:span text:style-name="T36">UC_1</text:span><text:span text:style-name="T48">4</text:span></text:p>
          </table:table-cell>
        </table:table-row>
        <table:table-row table:style-name="Tabella18.1">
          <table:table-cell table:style-name="Tabella18.A1" office:value-type="string">
            <text:p text:style-name="P37"><text:span text:style-name="T33">Nome caso d’uso: <text:s text:c="4"/></text:span><text:span text:style-name="T36"><text:s text:c="2"/></text:span></text:p>
          </table:table-cell>
          <table:table-cell table:style-name="Tabella18.A1" office:value-type="string">
            <text:p text:style-name="P68">Contattare admin</text:p>
          </table:table-cell>
        </table:table-row>
        <table:table-row table:style-name="Tabella18.1">
          <table:table-cell table:style-name="Tabella18.A1" office:value-type="string">
            <text:p text:style-name="P11"><text:span text:style-name="T33">Partecipanti: <text:s text:c="3"/></text:span><text:span text:style-name="T36"><text:s text:c="28"/></text:span></text:p>
          </table:table-cell>
          <table:table-cell table:style-name="Tabella18.A1" office:value-type="string">
            <text:p text:style-name="P67">Utente</text:p>
          </table:table-cell>
        </table:table-row>
        <table:table-row table:style-name="Tabella18.1">
          <table:table-cell table:style-name="Tabella18.A1" office:value-type="string">
            <text:p text:style-name="P79">Entry condition: <text:s text:c="31"/></text:p>
          </table:table-cell>
          <table:table-cell table:style-name="Tabella18.A1" office:value-type="string">
            <text:p text:style-name="P14"><text:span text:style-name="T36">L’utente deve </text:span><text:span text:style-name="T49">essere nella pagina </text:span><text:span text:style-name="T58">Contattaci</text:span><text:span text:style-name="T65"> , sezione </text:span><text:span text:style-name="T58">Inviaci una mail</text:span><text:span text:style-name="T50">.</text:span></text:p>
          </table:table-cell>
        </table:table-row>
        <table:table-row table:style-name="Tabella18.1">
          <table:table-cell table:style-name="Tabella18.A1" office:value-type="string">
            <text:p text:style-name="P16"><text:span text:style-name="T33">Flusso degli eventi: <text:s text:c="2"/></text:span><text:span text:style-name="T36"><text:s text:c="22"/></text:span></text:p>
          </table:table-cell>
          <table:table-cell table:style-name="Tabella18.A1" office:value-type="string">
            <text:p text:style-name="P19"><text:span text:style-name="T36">1)</text:span><text:span text:style-name="T49">Il sistema propone un form con le informazioni relative alla mail</text:span><text:span text:style-name="T36">.</text:span></text:p>
            <text:p text:style-name="P19"><text:span text:style-name="T36">2)L’utente </text:span><text:span text:style-name="T49">sottomette il form attraverso il bottone </text:span><text:span text:style-name="T58">Invia mail.</text:span></text:p>
            <text:p text:style-name="P19"><text:span text:style-name="T13">3)</text:span><text:span text:style-name="T2">Il sistema restituisce una notifica all’utente.</text:span><text:span text:style-name="T36"><text:tab/></text:span></text:p>
          </table:table-cell>
        </table:table-row>
        <table:table-row table:style-name="Tabella18.1">
          <table:table-cell table:style-name="Tabella18.A1" office:value-type="string">
            <text:p text:style-name="P80">Exit condition:</text:p>
          </table:table-cell>
          <table:table-cell table:style-name="Tabella18.A1" office:value-type="string">
            <text:p text:style-name="P32"><text:span text:style-name="T49">La mail viene inviata all’admin</text:span><text:span text:style-name="T36">.</text:span></text:p>
          </table:table-cell>
        </table:table-row>
      </table:table>
      <text:p text:style-name="P37"/>
      <text:p text:style-name="Standard"/>
      <text:p text:style-name="Standard"/>
      <text:p text:style-name="P25"><text:soft-page-break/>Gestione ADMIN</text:p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Standard"><text:span text:style-name="T33">ID:</text:span><text:span text:style-name="T36"> <text:s text:c="53"/></text:span></text:p>
          </table:table-cell>
          <table:table-cell table:style-name="Tabella14.A1" office:value-type="string">
            <text:p text:style-name="Standard"><text:span text:style-name="T36">UC_1</text:span><text:span text:style-name="T48">5</text:span></text:p>
          </table:table-cell>
        </table:table-row>
        <table:table-row table:style-name="Tabella14.1">
          <table:table-cell table:style-name="Tabella14.A1" office:value-type="string">
            <text:p text:style-name="Standard"><text:span text:style-name="T33">Nome caso d’uso: <text:s text:c="4"/></text:span><text:span text:style-name="T36"><text:s text:c="2"/></text:span></text:p>
          </table:table-cell>
          <table:table-cell table:style-name="Tabella14.A1" office:value-type="string">
            <text:p text:style-name="P69">Inserimento libro</text:p>
          </table:table-cell>
        </table:table-row>
        <table:table-row table:style-name="Tabella14.1">
          <table:table-cell table:style-name="Tabella14.A1" office:value-type="string">
            <text:p text:style-name="P10"><text:span text:style-name="T33">Partecipanti: <text:s text:c="3"/></text:span><text:span text:style-name="T36"><text:s text:c="28"/></text:span></text:p>
          </table:table-cell>
          <table:table-cell table:style-name="Tabella14.A1" office:value-type="string">
            <text:p text:style-name="P70">Admin</text:p>
          </table:table-cell>
        </table:table-row>
        <table:table-row table:style-name="Tabella14.1">
          <table:table-cell table:style-name="Tabella14.A1" office:value-type="string">
            <text:p text:style-name="P78">Entry condition: <text:s text:c="31"/></text:p>
          </table:table-cell>
          <table:table-cell table:style-name="Tabella14.A1" office:value-type="string">
            <text:p text:style-name="P34"><text:span text:style-name="T36">L’admin si è autenticato ed è nella sua area personale </text:span><text:span text:style-name="T47">sezione </text:span><text:span text:style-name="T57">Libri</text:span><text:span text:style-name="T36">.</text:span></text:p>
          </table:table-cell>
        </table:table-row>
        <table:table-row table:style-name="Tabella14.1">
          <table:table-cell table:style-name="Tabella14.A1" office:value-type="string">
            <text:p text:style-name="P15"><text:span text:style-name="T33">Flusso degli eventi: <text:s text:c="2"/></text:span><text:span text:style-name="T36"><text:s text:c="22"/></text:span></text:p>
          </table:table-cell>
          <table:table-cell table:style-name="Tabella14.A1" office:value-type="string">
            <text:p text:style-name="P17"><text:span text:style-name="T36">1)</text:span><text:span text:style-name="T45"> L’admin clicca sul bottone </text:span><text:span text:style-name="T55">Aggiungi libro.</text:span></text:p>
            <text:p text:style-name="P17"><text:span text:style-name="T36">2) </text:span><text:span text:style-name="T45">Il sistema presenta un form da compilare con le informazioni del libro</text:span><text:span text:style-name="T36">.</text:span></text:p>
            <text:p text:style-name="P35"><text:span text:style-name="T36">3) L’admin sottomette il form dopo averlo compilato attraverso il bottone </text:span><text:span text:style-name="T53">Aggiungi.</text:span></text:p>
            <text:p text:style-name="P84">4) Il sistema invia una notifica all’admin.</text:p>
            <text:p text:style-name="P85">5) L’admin viene riportato nella sua area personale.</text:p>
            <text:p text:style-name="P71"><text:tab/></text:p>
          </table:table-cell>
        </table:table-row>
        <table:table-row table:style-name="Tabella14.1">
          <table:table-cell table:style-name="Tabella14.A6" office:value-type="string">
            <text:p text:style-name="P24">Eccezione:</text:p>
          </table:table-cell>
          <table:table-cell table:style-name="Tabella14.A6" office:value-type="string">
            <text:p text:style-name="P26">1) L’inserimento di dati errati 1<text:span text:style-name="T70">5</text:span>.1 <text:span text:style-name="T66">Campo Errato: </text:span><text:span text:style-name="T63">viene visualizzata una pagina di errore.</text:span></text:p>
            <text:p text:style-name="P26"><text:span text:style-name="T61">2)</text:span> la mancata compilazione di uno o più campi 1<text:span text:style-name="T70">5</text:span>.2 <text:span text:style-name="T66">Campo incompleto: </text:span><text:span text:style-name="T67"><text:s/></text:span><text:span text:style-name="T63">viene visualizzata una pagina di errore.</text:span></text:p>
          </table:table-cell>
        </table:table-row>
        <table:table-row table:style-name="Tabella14.1">
          <table:table-cell table:style-name="Tabella14.A1" office:value-type="string">
            <text:p text:style-name="Standard"><text:span text:style-name="T33">E</text:span><text:span text:style-name="T35">xit condition:</text:span></text:p>
          </table:table-cell>
          <table:table-cell table:style-name="Tabella14.A1" office:value-type="string">
            <text:p text:style-name="P33"><text:span text:style-name="T36">Libro aggiunto, </text:span><text:span text:style-name="T47">lista libri aggiornata</text:span><text:span text:style-name="T36">.</text:span></text:p>
          </table:table-cell>
        </table:table-row>
      </table:table>
      <text:p text:style-name="Standard"/>
      <text:p text:style-name="Standard"/>
      <text:p text:style-name="Standard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Standard"><text:span text:style-name="T33">ID:</text:span><text:span text:style-name="T36"> <text:s text:c="53"/></text:span></text:p>
          </table:table-cell>
          <table:table-cell table:style-name="Tabella15.A1" office:value-type="string">
            <text:p text:style-name="Standard"><text:span text:style-name="T36">UC_1</text:span><text:span text:style-name="T48">6</text:span></text:p>
          </table:table-cell>
        </table:table-row>
        <table:table-row table:style-name="Tabella15.1">
          <table:table-cell table:style-name="Tabella15.A1" office:value-type="string">
            <text:p text:style-name="Standard"><text:span text:style-name="T33">Nome caso d’uso: <text:s text:c="4"/></text:span><text:span text:style-name="T36"><text:s text:c="2"/></text:span></text:p>
          </table:table-cell>
          <table:table-cell table:style-name="Tabella15.A1" office:value-type="string">
            <text:p text:style-name="P69">Modifica Libro</text:p>
          </table:table-cell>
        </table:table-row>
        <table:table-row table:style-name="Tabella15.1">
          <table:table-cell table:style-name="Tabella15.A1" office:value-type="string">
            <text:p text:style-name="P10"><text:span text:style-name="T33">Partecipanti: <text:s text:c="3"/></text:span><text:span text:style-name="T36"><text:s text:c="28"/></text:span></text:p>
          </table:table-cell>
          <table:table-cell table:style-name="Tabella15.A1" office:value-type="string">
            <text:p text:style-name="P72">Admin</text:p>
          </table:table-cell>
        </table:table-row>
        <table:table-row table:style-name="Tabella15.1">
          <table:table-cell table:style-name="Tabella15.A1" office:value-type="string">
            <text:p text:style-name="P78">Entry condition: <text:s text:c="31"/></text:p>
          </table:table-cell>
          <table:table-cell table:style-name="Tabella15.A1" office:value-type="string">
            <text:p text:style-name="P13"><text:span text:style-name="T45">L’admin si è autenticato ed è nella sua area personale </text:span><text:span text:style-name="T47">sezione </text:span><text:span text:style-name="T57">Libri</text:span><text:span text:style-name="T45">.</text:span></text:p>
          </table:table-cell>
        </table:table-row>
        <table:table-row table:style-name="Tabella15.1">
          <table:table-cell table:style-name="Tabella15.A1" office:value-type="string">
            <text:p text:style-name="P15"><text:span text:style-name="T33">Flusso degli eventi: <text:s text:c="2"/></text:span><text:span text:style-name="T36"><text:s text:c="22"/></text:span></text:p>
          </table:table-cell>
          <table:table-cell table:style-name="Tabella15.A1" office:value-type="string">
            <text:p text:style-name="P17"><text:span text:style-name="T36">1)L’</text:span><text:span text:style-name="T46">admin clicca il bottone </text:span><text:span text:style-name="T56">Modifica </text:span><text:span text:style-name="T64">in prossimità del libro da modificare.</text:span></text:p>
            <text:p text:style-name="P85">2) Il sistema presenta un form modificabile con le informaizoni del libro.</text:p>
            <text:p text:style-name="P36"><text:span text:style-name="T61">3) L’admin sottomette le modifiche attraverso il bottone </text:span><text:span text:style-name="T53">Conferma.</text:span></text:p>
            <text:p text:style-name="P85">4) Il sistema notifica la riuscita della modifica.</text:p>
            <text:p text:style-name="P85"><text:soft-page-break/>5) L’admin viene riportato nella sua area personale.</text:p>
            <text:p text:style-name="P71"><text:tab/></text:p>
          </table:table-cell>
        </table:table-row>
        <table:table-row table:style-name="Tabella15.1">
          <table:table-cell table:style-name="Tabella15.A1" office:value-type="string">
            <text:p text:style-name="P7">Exit condition:</text:p>
          </table:table-cell>
          <table:table-cell table:style-name="Tabella15.A1" office:value-type="string">
            <text:p text:style-name="P73">Libro modificato.</text:p>
          </table:table-cell>
        </table:table-row>
      </table:table>
      <text:p text:style-name="Standard"/>
      <text:p text:style-name="Standard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7">ID:</text:p>
          </table:table-cell>
          <table:table-cell table:style-name="Tabella16.A1" office:value-type="string">
            <text:p text:style-name="Standard"><text:span text:style-name="T36">UC_1</text:span><text:span text:style-name="T48">7</text:span></text:p>
          </table:table-cell>
        </table:table-row>
        <table:table-row table:style-name="Tabella16.1">
          <table:table-cell table:style-name="Tabella16.A1" office:value-type="string">
            <text:p text:style-name="P7">Nome caso d’uso:</text:p>
          </table:table-cell>
          <table:table-cell table:style-name="Tabella16.A1" office:value-type="string">
            <text:p text:style-name="P73">Eliminazione libro</text:p>
          </table:table-cell>
        </table:table-row>
        <table:table-row table:style-name="Tabella16.1">
          <table:table-cell table:style-name="Tabella16.A1" office:value-type="string">
            <text:p text:style-name="P7">Partecipanti:</text:p>
          </table:table-cell>
          <table:table-cell table:style-name="Tabella16.A1" office:value-type="string">
            <text:p text:style-name="P73">Admin</text:p>
          </table:table-cell>
        </table:table-row>
        <table:table-row table:style-name="Tabella16.1">
          <table:table-cell table:style-name="Tabella16.A1" office:value-type="string">
            <text:p text:style-name="P7">Entry condition:</text:p>
          </table:table-cell>
          <table:table-cell table:style-name="Tabella16.A1" office:value-type="string">
            <text:p text:style-name="Standard"><text:span text:style-name="T36">L’</text:span><text:span text:style-name="T46">admin</text:span><text:span text:style-name="T36"> deve aver effettuato l’accesso e si trova nella </text:span><text:span text:style-name="T46">sua area personale </text:span><text:span text:style-name="T47">sezione </text:span><text:span text:style-name="T57">Libri</text:span><text:span text:style-name="T50">.</text:span></text:p>
          </table:table-cell>
        </table:table-row>
        <table:table-row table:style-name="Tabella16.1">
          <table:table-cell table:style-name="Tabella16.A1" office:value-type="string">
            <text:p text:style-name="P7">Flusso degli eventi:</text:p>
          </table:table-cell>
          <table:table-cell table:style-name="Tabella16.A1" office:value-type="string">
            <text:p text:style-name="P41"><text:span text:style-name="T2">1) L’utente preme il bottone </text:span><text:span text:style-name="T24">Elimina <text:s/></text:span><text:span text:style-name="T32">in </text:span><text:span text:style-name="T31">prossimità del libro da eliminare</text:span><text:span text:style-name="T2">.</text:span></text:p>
            <text:p text:style-name="P41"><text:span text:style-name="T2"><text:s/>2)</text:span><text:span text:style-name="T31">Il sistema manda notifica di eliminazione riuscita all’admin.</text:span><text:span text:style-name="T32"> </text:span><text:span text:style-name="T2"><text:tab/></text:span></text:p>
          </table:table-cell>
        </table:table-row>
        <table:table-row table:style-name="Tabella16.1">
          <table:table-cell table:style-name="Tabella16.A1" office:value-type="string">
            <text:p text:style-name="P7">Exit condition:</text:p>
          </table:table-cell>
          <table:table-cell table:style-name="Tabella16.A1" office:value-type="string">
            <text:p text:style-name="Standard"><text:span text:style-name="T46">Libro eliminato, </text:span><text:span text:style-name="T47">lista libri aggiornata</text:span><text:span text:style-name="T36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7">ID:</text:p>
          </table:table-cell>
          <table:table-cell table:style-name="Tabella17.A1" office:value-type="string">
            <text:p text:style-name="Standard"><text:span text:style-name="T36">UC_1</text:span><text:span text:style-name="T48">8</text:span></text:p>
          </table:table-cell>
        </table:table-row>
        <table:table-row table:style-name="Tabella17.1">
          <table:table-cell table:style-name="Tabella17.A1" office:value-type="string">
            <text:p text:style-name="P7">Nome caso d’uso:</text:p>
          </table:table-cell>
          <table:table-cell table:style-name="Tabella17.A1" office:value-type="string">
            <text:p text:style-name="P73">Eliminazione utente</text:p>
          </table:table-cell>
        </table:table-row>
        <table:table-row table:style-name="Tabella17.1">
          <table:table-cell table:style-name="Tabella17.A1" office:value-type="string">
            <text:p text:style-name="P7">Partecipanti:</text:p>
          </table:table-cell>
          <table:table-cell table:style-name="Tabella17.A1" office:value-type="string">
            <text:p text:style-name="P73">Admin</text:p>
          </table:table-cell>
        </table:table-row>
        <table:table-row table:style-name="Tabella17.1">
          <table:table-cell table:style-name="Tabella17.A1" office:value-type="string">
            <text:p text:style-name="P7">Entry condition:</text:p>
          </table:table-cell>
          <table:table-cell table:style-name="Tabella17.A1" office:value-type="string">
            <text:p text:style-name="Standard"><text:span text:style-name="T36">L’</text:span><text:span text:style-name="T47">admin si è autenticato ed è nella sua area personale, sezione </text:span><text:span text:style-name="T57">Utenti</text:span><text:span text:style-name="T50">.</text:span></text:p>
          </table:table-cell>
        </table:table-row>
        <table:table-row table:style-name="Tabella17.1">
          <table:table-cell table:style-name="Tabella17.A1" office:value-type="string">
            <text:p text:style-name="P7">Flusso degli eventi:</text:p>
          </table:table-cell>
          <table:table-cell table:style-name="Tabella17.A1" office:value-type="string">
            <text:p text:style-name="P38"><text:span text:style-name="T14">1</text:span><text:span text:style-name="T2">) L’</text:span><text:span text:style-name="T15">admin clicca sul bottone </text:span><text:span text:style-name="T25">Elimina </text:span><text:span text:style-name="T32">in prossimità dell’utente scelto</text:span><text:span text:style-name="T2">.</text:span></text:p>
            <text:p text:style-name="P38"><text:soft-page-break/><text:span text:style-name="T2"><text:s/>2) </text:span><text:span text:style-name="T15">Il sistema manda una notifica di eliminazione riuscita.</text:span></text:p>
          </table:table-cell>
        </table:table-row>
        <table:table-row table:style-name="Tabella17.1">
          <table:table-cell table:style-name="Tabella17.A1" office:value-type="string">
            <text:p text:style-name="P7">Exit condition:</text:p>
          </table:table-cell>
          <table:table-cell table:style-name="Tabella17.A1" office:value-type="string">
            <text:p text:style-name="P74">Utente eliminato, lista utenti aggiornata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apple-tab-spa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52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04:00</meta:creation-date>
    <meta:initial-creator>MARTINA BORRIELLO</meta:initial-creator>
    <dc:date>2020-11-05T09:43:33.949207798</dc:date>
    <meta:editing-duration>PT12H30M50S</meta:editing-duration>
    <meta:editing-cycles>3</meta:editing-cycles>
    <meta:generator>LibreOffice/6.0.7.3$Linux_X86_64 LibreOffice_project/00m0$Build-3</meta:generator>
    <meta:document-statistic meta:table-count="18" meta:image-count="0" meta:object-count="0" meta:page-count="10" meta:paragraph-count="282" meta:word-count="1343" meta:character-count="10693" meta:non-whitespace-character-count="7988"/>
  </office:meta>
</office:document-meta>
</file>